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E0000010FB28119F7BC2009DB.png" manifest:media-type="image/png"/>
  <manifest:file-entry manifest:full-path="Pictures/1000020100000281000001C62F037185C9D92949.png" manifest:media-type="image/png"/>
  <manifest:file-entry manifest:full-path="Pictures/10000201000002FF000001D8226242020347456E.png" manifest:media-type="image/png"/>
  <manifest:file-entry manifest:full-path="Pictures/100000000000031A0000012A437393AFFEBC951D.png" manifest:media-type="image/png"/>
  <manifest:file-entry manifest:full-path="Pictures/10000000000003E800000163D5C602ABEEDCB48D.png" manifest:media-type="image/png"/>
  <manifest:file-entry manifest:full-path="Pictures/1000020100000282000001F60D5EFE96FF8A3B56.png" manifest:media-type="image/png"/>
  <manifest:file-entry manifest:full-path="Pictures/10000201000002840000020054935DCEA808B3CC.png" manifest:media-type="image/png"/>
  <manifest:file-entry manifest:full-path="Pictures/1000020000000020000000206284DE9C05FFED8F.png" manifest:media-type="image/png"/>
  <manifest:file-entry manifest:full-path="Pictures/10000000000002B2000002CDD7333DC67136591F.png" manifest:media-type="image/png"/>
  <manifest:file-entry manifest:full-path="Pictures/100002000000004000000040A921DC3F36422ADC.png" manifest:media-type="image/png"/>
  <manifest:file-entry manifest:full-path="Pictures/1000020100000282000002012BA9B17492227469.png" manifest:media-type="image/png"/>
  <manifest:file-entry manifest:full-path="Pictures/10000201000003E8000000D2A7FE72F00FFCF111.png" manifest:media-type="image/png"/>
  <manifest:file-entry manifest:full-path="Pictures/1000020100000280000001FB42770AC3785AF0EE.png" manifest:media-type="image/png"/>
  <manifest:file-entry manifest:full-path="Pictures/10000000000003E800000240F936F9C96B3FADD6.png" manifest:media-type="image/png"/>
  <manifest:file-entry manifest:full-path="Pictures/10000000000003E8000002413521F99439B1781D.png" manifest:media-type="image/png"/>
  <manifest:file-entry manifest:full-path="Pictures/100002010000025A0000016C2977A7088F2156AD.png" manifest:media-type="image/png"/>
  <manifest:file-entry manifest:full-path="Pictures/10000201000002FC0000013D63BFE0F0BD2113FA.png" manifest:media-type="image/png"/>
  <manifest:file-entry manifest:full-path="Pictures/100002000000002000000020A6BB2897B4B7679A.png" manifest:media-type="image/png"/>
  <manifest:file-entry manifest:full-path="Pictures/10000201000003000000015FFC47AF9CC359336A.png" manifest:media-type="image/png"/>
  <manifest:file-entry manifest:full-path="Pictures/100002010000027F000001FBA25513329D9C5C6E.png" manifest:media-type="image/png"/>
  <manifest:file-entry manifest:full-path="Pictures/1000020100000281000001FB3F1E713EA19978CF.png" manifest:media-type="image/png"/>
  <manifest:file-entry manifest:full-path="Pictures/10000000000004A1000002374BADBFB41EF00E61.png" manifest:media-type="image/png"/>
  <manifest:file-entry manifest:full-path="Pictures/10000201000002FA000001A8FE6EC44721D16D32.png" manifest:media-type="image/png"/>
  <manifest:file-entry manifest:full-path="Pictures/1000020100000283000001FEEF7782F71AC3DF4E.png" manifest:media-type="image/png"/>
  <manifest:file-entry manifest:full-path="Pictures/1000020100000300000001780AAF12035BC55C56.png" manifest:media-type="image/png"/>
  <manifest:file-entry manifest:full-path="Pictures/10000000000004A1000000AB20958A897B676D5D.png" manifest:media-type="image/png"/>
  <manifest:file-entry manifest:full-path="Pictures/10000201000002FF00000138D5AC1B5E506ED7BB.png" manifest:media-type="image/png"/>
  <manifest:file-entry manifest:full-path="Pictures/10000000000004A1000002EAD8B3629BBB0B792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893cm" style:rel-column-width="18848*"/>
    </style:style>
    <style:style style:name="Table4.B" style:family="table-column">
      <style:table-column-properties style:column-width="5.71cm" style:rel-column-width="21994*"/>
    </style:style>
    <style:style style:name="Table4.C" style:family="table-column">
      <style:table-column-properties style:column-width="6.41cm" style:rel-column-width="2469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bdae72"/>
    </style:style>
    <style:style style:name="P8" style:family="paragraph" style:parent-style-name="Text_20_body">
      <style:text-properties officeooo:rsid="007bf261" officeooo:paragraph-rsid="00bdae72"/>
    </style:style>
    <style:style style:name="P9" style:family="paragraph" style:parent-style-name="Text_20_body">
      <style:text-properties officeooo:rsid="007de70d" officeooo:paragraph-rsid="00bdae72"/>
    </style:style>
    <style:style style:name="P10" style:family="paragraph" style:parent-style-name="Text_20_body">
      <style:text-properties officeooo:rsid="007eb9bc" officeooo:paragraph-rsid="00bdae72"/>
    </style:style>
    <style:style style:name="P11" style:family="paragraph" style:parent-style-name="Text_20_body">
      <style:text-properties officeooo:rsid="01522ed6" officeooo:paragraph-rsid="00bdae72"/>
    </style:style>
    <style:style style:name="P12" style:family="paragraph" style:parent-style-name="Text_20_body">
      <style:text-properties officeooo:rsid="013daac1" officeooo:paragraph-rsid="00bdae72"/>
    </style:style>
    <style:style style:name="P13" style:family="paragraph" style:parent-style-name="Text_20_body">
      <style:text-properties officeooo:rsid="01435fd3" officeooo:paragraph-rsid="00bdae72"/>
    </style:style>
    <style:style style:name="P14" style:family="paragraph" style:parent-style-name="Text_20_body">
      <style:text-properties officeooo:rsid="00ecb154" officeooo:paragraph-rsid="00bdae72"/>
    </style:style>
    <style:style style:name="P15" style:family="paragraph" style:parent-style-name="Text_20_body">
      <style:text-properties officeooo:rsid="015211fe" officeooo:paragraph-rsid="00bdae72"/>
    </style:style>
    <style:style style:name="P16" style:family="paragraph" style:parent-style-name="Text_20_body">
      <style:text-properties officeooo:rsid="0158d072" officeooo:paragraph-rsid="00bdae72"/>
    </style:style>
    <style:style style:name="P17" style:family="paragraph" style:parent-style-name="Text_20_body">
      <style:text-properties officeooo:rsid="00ce18a6" officeooo:paragraph-rsid="00bdae72"/>
    </style:style>
    <style:style style:name="P18" style:family="paragraph" style:parent-style-name="Text_20_body">
      <style:text-properties officeooo:rsid="00ef86b2" officeooo:paragraph-rsid="00bdae72"/>
    </style:style>
    <style:style style:name="P19" style:family="paragraph" style:parent-style-name="Text_20_body">
      <style:text-properties officeooo:rsid="00a92def" officeooo:paragraph-rsid="00bdae72"/>
    </style:style>
    <style:style style:name="P20" style:family="paragraph" style:parent-style-name="Text_20_body">
      <style:text-properties officeooo:rsid="00acd7b7" officeooo:paragraph-rsid="00bdae72"/>
    </style:style>
    <style:style style:name="P21" style:family="paragraph" style:parent-style-name="Text_20_body">
      <style:text-properties officeooo:rsid="00ad1a46" officeooo:paragraph-rsid="00bdae72"/>
    </style:style>
    <style:style style:name="P22" style:family="paragraph" style:parent-style-name="Text_20_body">
      <style:text-properties officeooo:rsid="014eb13d" officeooo:paragraph-rsid="00bdae72"/>
    </style:style>
    <style:style style:name="P23" style:family="paragraph" style:parent-style-name="Text_20_body">
      <style:text-properties officeooo:rsid="0155a6a2" officeooo:paragraph-rsid="00bdae72"/>
    </style:style>
    <style:style style:name="P24" style:family="paragraph" style:parent-style-name="Text_20_body">
      <style:text-properties officeooo:rsid="0164a1ec" officeooo:paragraph-rsid="00bdae72"/>
    </style:style>
    <style:style style:name="P25" style:family="paragraph" style:parent-style-name="Text_20_body">
      <style:text-properties officeooo:rsid="0121a88f" officeooo:paragraph-rsid="00bdae72"/>
    </style:style>
    <style:style style:name="P26" style:family="paragraph" style:parent-style-name="Text_20_body">
      <style:text-properties officeooo:rsid="008e4da5" officeooo:paragraph-rsid="00bdae72"/>
    </style:style>
    <style:style style:name="P27" style:family="paragraph" style:parent-style-name="Text_20_body">
      <style:text-properties officeooo:rsid="01670fd0" officeooo:paragraph-rsid="00bdae72"/>
    </style:style>
    <style:style style:name="P28" style:family="paragraph" style:parent-style-name="Text_20_body">
      <style:text-properties officeooo:rsid="008ebf77" officeooo:paragraph-rsid="00bdae72"/>
    </style:style>
    <style:style style:name="P29" style:family="paragraph" style:parent-style-name="Text_20_body">
      <style:text-properties officeooo:rsid="00e1c1ca" officeooo:paragraph-rsid="00bdae72"/>
    </style:style>
    <style:style style:name="P30" style:family="paragraph" style:parent-style-name="Text_20_body">
      <style:text-properties officeooo:rsid="016e1193" officeooo:paragraph-rsid="00bdae72"/>
    </style:style>
    <style:style style:name="P31" style:family="paragraph" style:parent-style-name="Text_20_body">
      <style:text-properties officeooo:rsid="0123f4fd" officeooo:paragraph-rsid="00bdae72"/>
    </style:style>
    <style:style style:name="P32" style:family="paragraph" style:parent-style-name="Text_20_body">
      <style:text-properties officeooo:rsid="00e40ccf" officeooo:paragraph-rsid="00bdae72"/>
    </style:style>
    <style:style style:name="P33" style:family="paragraph" style:parent-style-name="Text_20_body">
      <style:text-properties officeooo:rsid="00c7a5ae" officeooo:paragraph-rsid="00bdae72"/>
    </style:style>
    <style:style style:name="P34" style:family="paragraph" style:parent-style-name="Text_20_body">
      <style:text-properties officeooo:rsid="00d1010a" officeooo:paragraph-rsid="00bdae72"/>
    </style:style>
    <style:style style:name="P35" style:family="paragraph" style:parent-style-name="Text_20_body">
      <style:text-properties officeooo:paragraph-rsid="00c36c9e"/>
    </style:style>
    <style:style style:name="P36" style:family="paragraph" style:parent-style-name="Text_20_body">
      <style:text-properties fo:font-size="6pt" officeooo:paragraph-rsid="00b1a1b5" style:font-size-asian="5.25pt" style:font-size-complex="6pt"/>
    </style:style>
    <style:style style:name="P37" style:family="paragraph" style:parent-style-name="Text_20_body">
      <style:text-properties officeooo:paragraph-rsid="00cb790e"/>
    </style:style>
    <style:style style:name="P38" style:family="paragraph" style:parent-style-name="Text_20_body">
      <style:text-properties officeooo:paragraph-rsid="00d00bc9"/>
    </style:style>
    <style:style style:name="P39" style:family="paragraph" style:parent-style-name="Text_20_body">
      <style:text-properties officeooo:rsid="00e64e05" officeooo:paragraph-rsid="00d27aae"/>
    </style:style>
    <style:style style:name="P40" style:family="paragraph" style:parent-style-name="Text_20_body">
      <style:text-properties officeooo:paragraph-rsid="00733b65"/>
    </style:style>
    <style:style style:name="P41" style:family="paragraph" style:parent-style-name="Subtitle">
      <style:text-properties fo:language="en" fo:country="US" officeooo:rsid="001f0121"/>
    </style:style>
    <style:style style:name="P42" style:family="paragraph" style:parent-style-name="Table_20_Contents">
      <style:text-properties officeooo:paragraph-rsid="00b1a1b5"/>
    </style:style>
    <style:style style:name="P43" style:family="paragraph" style:parent-style-name="Text_20_Note">
      <style:text-properties officeooo:paragraph-rsid="00b1a1b5"/>
    </style:style>
    <style:style style:name="P44" style:family="paragraph" style:parent-style-name="Text_20_Note">
      <style:text-properties officeooo:paragraph-rsid="00bdae72"/>
    </style:style>
    <style:style style:name="P45" style:family="paragraph" style:parent-style-name="Text_20_Note">
      <style:text-properties officeooo:paragraph-rsid="00d00bc9"/>
    </style:style>
    <style:style style:name="P46" style:family="paragraph" style:parent-style-name="Table_20_Heading">
      <style:text-properties fo:font-size="10.5pt" officeooo:paragraph-rsid="00b1a1b5" style:font-size-asian="10.5pt" style:font-size-complex="10.5pt"/>
    </style:style>
    <style:style style:name="P47" style:family="paragraph" style:parent-style-name="Guide_20_Name">
      <style:text-properties fo:language="en" fo:country="US" officeooo:rsid="001f0121" officeooo:paragraph-rsid="001f0121"/>
    </style:style>
    <style:style style:name="P48" style:family="paragraph" style:parent-style-name="Text_20_body" style:master-page-name="">
      <style:paragraph-properties fo:keep-together="always" fo:orphans="0" fo:widows="0" style:page-number="auto" style:writing-mode="page"/>
      <style:text-properties officeooo:rsid="00ce18a6" officeooo:paragraph-rsid="00bdae72"/>
    </style:style>
    <style:style style:name="P49" style:family="paragraph" style:parent-style-name="Text_20_body" style:master-page-name="">
      <style:paragraph-properties fo:keep-together="always" fo:orphans="0" fo:widows="0" style:page-number="auto" style:writing-mode="page"/>
      <style:text-properties officeooo:paragraph-rsid="00bdae72"/>
    </style:style>
    <style:style style:name="P50" style:family="paragraph" style:parent-style-name="Text_20_body" style:master-page-name="">
      <style:paragraph-properties style:page-number="auto" fo:keep-with-next="always" style:writing-mode="page"/>
      <style:text-properties officeooo:rsid="014eb13d" officeooo:paragraph-rsid="00bdae72"/>
    </style:style>
    <style:style style:name="P51" style:family="paragraph" style:parent-style-name="Text_20_body" style:master-page-name="">
      <style:paragraph-properties style:page-number="auto" fo:keep-with-next="always"/>
      <style:text-properties officeooo:rsid="00c7a5ae" officeooo:paragraph-rsid="00bdae72"/>
    </style:style>
    <style:style style:name="P52" style:family="paragraph" style:parent-style-name="Text_20_body" style:master-page-name="">
      <style:paragraph-properties style:page-number="auto"/>
      <style:text-properties officeooo:rsid="014f844b" officeooo:paragraph-rsid="00bdae72"/>
    </style:style>
    <style:style style:name="P53" style:family="paragraph" style:parent-style-name="Caption" style:master-page-name="">
      <style:paragraph-properties style:page-number="auto"/>
      <style:text-properties officeooo:paragraph-rsid="00d894f1"/>
    </style:style>
    <style:style style:name="P54" style:family="paragraph" style:parent-style-name="Text_20_Body_20_List_20_Intro" style:master-page-name="">
      <style:paragraph-properties style:page-number="auto"/>
    </style:style>
    <style:style style:name="P55" style:family="paragraph" style:parent-style-name="Text_20_body">
      <style:paragraph-properties style:writing-mode="page"/>
      <style:text-properties officeooo:rsid="00d1010a" officeooo:paragraph-rsid="00bdae72"/>
    </style:style>
    <style:style style:name="P56" style:family="paragraph" style:parent-style-name="Figure">
      <style:text-properties officeooo:paragraph-rsid="00bdae72"/>
    </style:style>
    <style:style style:name="P57" style:family="paragraph" style:parent-style-name="Figure">
      <style:text-properties officeooo:paragraph-rsid="00d00bc9"/>
    </style:style>
    <style:style style:name="P58" style:family="paragraph" style:parent-style-name="Figure">
      <style:paragraph-properties fo:margin-top="0.199cm" fo:margin-bottom="0cm" loext:contextual-spacing="false" style:writing-mode="page"/>
      <style:text-properties officeooo:paragraph-rsid="00bdae72"/>
    </style:style>
    <style:style style:name="P59" style:family="paragraph" style:parent-style-name="Figure">
      <style:paragraph-properties fo:margin-top="0.199cm" fo:margin-bottom="0.4cm" loext:contextual-spacing="false" style:writing-mode="page"/>
      <style:text-properties officeooo:paragraph-rsid="00bdae72"/>
    </style:style>
    <style:style style:name="P60" style:family="paragraph" style:parent-style-name="Text_20_Body_20_List_20_Intro">
      <style:text-properties officeooo:paragraph-rsid="00bdae72"/>
    </style:style>
    <style:style style:name="P61" style:family="paragraph" style:parent-style-name="Title">
      <style:text-properties fo:language="en" fo:country="US" officeooo:rsid="00bdae72" officeooo:paragraph-rsid="00bdae72"/>
    </style:style>
    <style:style style:name="P62" style:family="paragraph" style:parent-style-name="Text_20_Note">
      <style:paragraph-properties fo:margin-top="0cm" fo:margin-bottom="0.6cm" loext:contextual-spacing="false" style:writing-mode="page"/>
      <style:text-properties officeooo:paragraph-rsid="00bdae72"/>
    </style:style>
    <style:style style:name="P63" style:family="paragraph" style:parent-style-name="Text_20_Note">
      <style:paragraph-properties fo:margin-top="0cm" fo:margin-bottom="0.199cm" loext:contextual-spacing="false" style:writing-mode="page"/>
      <style:text-properties officeooo:paragraph-rsid="00bdae72"/>
    </style:style>
    <style:style style:name="P64" style:family="paragraph" style:parent-style-name="Figure" style:master-page-name="">
      <style:paragraph-properties fo:margin-top="0cm" fo:margin-bottom="0.199cm" loext:contextual-spacing="false" style:page-number="auto"/>
      <style:text-properties officeooo:paragraph-rsid="00d57e63"/>
    </style:style>
    <style:style style:name="P65" style:family="paragraph" style:parent-style-name="Text_20_Note">
      <style:paragraph-properties fo:margin-top="0cm" fo:margin-bottom="0.499cm" loext:contextual-spacing="false"/>
      <style:text-properties officeooo:paragraph-rsid="00bdae72"/>
    </style:style>
    <style:style style:name="P66" style:family="paragraph" style:parent-style-name="Text_20_Note">
      <style:paragraph-properties fo:margin-top="0cm" fo:margin-bottom="0.3cm" loext:contextual-spacing="false"/>
      <style:text-properties officeooo:paragraph-rsid="00bdae72"/>
    </style:style>
    <style:style style:name="P67" style:family="paragraph" style:parent-style-name="Caption">
      <style:text-properties officeooo:paragraph-rsid="00d894f1"/>
    </style:style>
    <style:style style:name="P68" style:family="paragraph" style:parent-style-name="Caption">
      <style:text-properties officeooo:paragraph-rsid="01018abb"/>
    </style:style>
    <style:style style:name="P69" style:family="paragraph" style:parent-style-name="Caption">
      <style:text-properties officeooo:paragraph-rsid="00ee2b68"/>
    </style:style>
    <style:style style:name="P70" style:family="paragraph" style:parent-style-name="Caption">
      <style:text-properties officeooo:paragraph-rsid="00fb404e"/>
    </style:style>
    <style:style style:name="P71" style:family="paragraph" style:parent-style-name="Caption">
      <style:text-properties officeooo:paragraph-rsid="00e47124"/>
    </style:style>
    <style:style style:name="P72" style:family="paragraph" style:parent-style-name="Caption">
      <style:text-properties officeooo:paragraph-rsid="00d3717d"/>
    </style:style>
    <style:style style:name="P73" style:family="paragraph" style:parent-style-name="Caption">
      <style:text-properties officeooo:paragraph-rsid="00cb2d37"/>
    </style:style>
    <style:style style:name="P74" style:family="paragraph" style:parent-style-name="Caption">
      <style:text-properties officeooo:paragraph-rsid="00cb9a7c"/>
    </style:style>
    <style:style style:name="P75" style:family="paragraph" style:parent-style-name="Caption">
      <style:text-properties officeooo:paragraph-rsid="00d299eb"/>
    </style:style>
    <style:style style:name="P76" style:family="paragraph" style:parent-style-name="Caption">
      <style:text-properties officeooo:paragraph-rsid="00d338b5"/>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Text_20_body">
      <style:paragraph-properties fo:margin-top="0cm" fo:margin-bottom="0cm" loext:contextual-spacing="false"/>
      <style:text-properties officeooo:paragraph-rsid="00bdae72"/>
    </style:style>
    <style:style style:name="P8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2" style:family="paragraph" style:parent-style-name="Heading_20_1">
      <style:text-properties officeooo:rsid="00c3ded2" officeooo:paragraph-rsid="00bdae72"/>
    </style:style>
    <style:style style:name="P83" style:family="paragraph" style:parent-style-name="Heading_20_1">
      <style:text-properties officeooo:paragraph-rsid="00bdae72"/>
    </style:style>
    <style:style style:name="P84" style:family="paragraph" style:parent-style-name="Heading_20_1" style:master-page-name="LOFrontMatter">
      <style:paragraph-properties style:page-number="auto"/>
      <style:text-properties fo:language="en" fo:country="US"/>
    </style:style>
    <style:style style:name="P85" style:family="paragraph" style:parent-style-name="Heading_20_1" style:master-page-name="Standard">
      <style:paragraph-properties style:page-number="auto"/>
      <style:text-properties fo:language="en" fo:country="US" officeooo:rsid="00a87ea1" officeooo:paragraph-rsid="00bdae72"/>
    </style:style>
    <style:style style:name="P86" style:family="paragraph" style:parent-style-name="Heading_20_2">
      <style:text-properties officeooo:paragraph-rsid="00b839cc"/>
    </style:style>
    <style:style style:name="P87" style:family="paragraph" style:parent-style-name="Heading_20_2">
      <style:text-properties officeooo:paragraph-rsid="00b1a1b5"/>
    </style:style>
    <style:style style:name="P88" style:family="paragraph" style:parent-style-name="Heading_20_2">
      <style:text-properties officeooo:paragraph-rsid="00bdae72"/>
    </style:style>
    <style:style style:name="P89" style:family="paragraph" style:parent-style-name="Heading_20_2">
      <style:text-properties officeooo:rsid="00c3ded2" officeooo:paragraph-rsid="00bdae72"/>
    </style:style>
    <style:style style:name="P90" style:family="paragraph" style:parent-style-name="Heading_20_2">
      <style:text-properties officeooo:paragraph-rsid="00d00bc9"/>
    </style:style>
    <style:style style:name="P91" style:family="paragraph" style:parent-style-name="Heading_20_2">
      <style:paragraph-properties fo:margin-top="0.3cm" fo:margin-bottom="0.199cm" loext:contextual-spacing="false"/>
    </style:style>
    <style:style style:name="P92" style:family="paragraph" style:parent-style-name="Heading_20_2">
      <style:paragraph-properties fo:margin-top="0.3cm" fo:margin-bottom="0.101cm" loext:contextual-spacing="false"/>
      <style:text-properties officeooo:rsid="00b777f0" officeooo:paragraph-rsid="00b839cc"/>
    </style:style>
    <style:style style:name="P93" style:family="paragraph" style:parent-style-name="Heading_20_3">
      <style:text-properties officeooo:paragraph-rsid="00c26654"/>
    </style:style>
    <style:style style:name="P94" style:family="paragraph" style:parent-style-name="Heading_20_3">
      <style:text-properties officeooo:paragraph-rsid="00bdae72"/>
    </style:style>
    <style:style style:name="P95" style:family="paragraph" style:parent-style-name="Heading_20_3">
      <style:text-properties officeooo:rsid="00deb78d" officeooo:paragraph-rsid="00bdae72"/>
    </style:style>
    <style:style style:name="P96" style:family="paragraph" style:parent-style-name="Heading_20_3">
      <style:text-properties officeooo:rsid="00c1619f" officeooo:paragraph-rsid="00bdae72"/>
    </style:style>
    <style:style style:name="P97" style:family="paragraph" style:parent-style-name="Heading_20_Caution">
      <style:text-properties officeooo:paragraph-rsid="00bdae72"/>
    </style:style>
    <style:style style:name="P98" style:family="paragraph" style:parent-style-name="Heading_20_Note">
      <style:text-properties officeooo:paragraph-rsid="00d00bc9"/>
    </style:style>
    <style:style style:name="P99" style:family="paragraph" style:parent-style-name="Heading_20_Note">
      <style:text-properties officeooo:paragraph-rsid="00bdae72"/>
    </style:style>
    <style:style style:name="P100" style:family="paragraph" style:parent-style-name="Heading_20_Note">
      <style:text-properties officeooo:rsid="010819bb" officeooo:paragraph-rsid="00bdae72"/>
    </style:style>
    <style:style style:name="P101"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02" style:family="paragraph" style:parent-style-name="Heading_20_Tip">
      <style:text-properties officeooo:paragraph-rsid="00bdae72"/>
    </style:style>
    <style:style style:name="P103" style:family="paragraph" style:parent-style-name="Heading_20_Tip">
      <style:paragraph-properties fo:margin-top="0.131cm" fo:margin-bottom="0cm" loext:contextual-spacing="false"/>
      <style:text-properties officeooo:paragraph-rsid="00bdae72"/>
    </style:style>
    <style:style style:name="P104" style:family="paragraph" style:parent-style-name="List_20_1">
      <style:text-properties officeooo:paragraph-rsid="00bdae72"/>
    </style:style>
    <style:style style:name="P105" style:family="paragraph" style:parent-style-name="List_20_1" style:list-style-name="List_20_1">
      <style:text-properties officeooo:paragraph-rsid="00bdae72"/>
    </style:style>
    <style:style style:name="P106" style:family="paragraph" style:parent-style-name="List_20_1">
      <style:text-properties officeooo:paragraph-rsid="00d27aae"/>
    </style:style>
    <style:style style:name="P107" style:family="paragraph" style:parent-style-name="List_20_1">
      <style:text-properties officeooo:paragraph-rsid="00d57e63"/>
    </style:style>
    <style:style style:name="P108" style:family="paragraph" style:parent-style-name="List_20_1" style:master-page-name="">
      <style:paragraph-properties style:page-number="auto" fo:keep-with-next="always"/>
      <style:text-properties officeooo:paragraph-rsid="00d57e63"/>
    </style:style>
    <style:style style:name="P109" style:family="paragraph" style:parent-style-name="Numbering_20_1">
      <style:text-properties officeooo:paragraph-rsid="00bdae72"/>
    </style:style>
    <style:style style:name="P110" style:family="paragraph" style:parent-style-name="Numbering_20_1" style:list-style-name="Numbering_20_1">
      <style:text-properties officeooo:paragraph-rsid="00bdae72"/>
    </style:style>
    <style:style style:name="P111" style:family="paragraph" style:parent-style-name="Numbering_20_1" style:list-style-name="Numbering_20_1">
      <style:text-properties officeooo:rsid="00e24869" officeooo:paragraph-rsid="00bdae72"/>
    </style:style>
    <style:style style:name="P112" style:family="paragraph" style:parent-style-name="Numbering_20_1" style:list-style-name="Numbering_20_1">
      <style:text-properties officeooo:rsid="0172d4a4" officeooo:paragraph-rsid="00bdae72"/>
    </style:style>
    <style:style style:name="P113" style:family="paragraph" style:parent-style-name="Numbering_20_1" style:list-style-name="Numbering_20_1">
      <style:paragraph-properties fo:keep-with-next="always"/>
      <style:text-properties officeooo:paragraph-rsid="00bdae72"/>
    </style:style>
    <style:style style:name="P114" style:family="paragraph" style:parent-style-name="Numbering_20_1" style:list-style-name="Numbering_20_1">
      <style:paragraph-properties fo:margin-left="1.27cm" fo:margin-right="-0.199cm" fo:text-indent="-0.469cm" style:auto-text-indent="false">
        <style:tab-stops/>
      </style:paragraph-properties>
      <style:text-properties officeooo:paragraph-rsid="00bdae72"/>
    </style:style>
    <style:style style:name="P115" style:family="paragraph" style:parent-style-name="Text_20_body" style:list-style-name="Numbering_20_2">
      <style:text-properties officeooo:paragraph-rsid="00bdae72"/>
    </style:style>
    <style:style style:name="P116" style:family="paragraph" style:parent-style-name="Text_20_body" style:list-style-name="Numbering_20_1">
      <style:text-properties officeooo:rsid="00d338b5" officeooo:paragraph-rsid="00bdae72"/>
    </style:style>
    <style:style style:name="P117" style:family="paragraph" style:parent-style-name="Text_20_body" style:list-style-name="Numbering_20_1">
      <style:text-properties officeooo:rsid="00cb9a7c" officeooo:paragraph-rsid="00bdae72"/>
    </style:style>
    <style:style style:name="P118" style:family="paragraph" style:parent-style-name="Text_20_body_20_indent" style:list-style-name="List_20_1">
      <style:text-properties officeooo:paragraph-rsid="00d57e63"/>
    </style:style>
    <style:style style:name="P119" style:family="paragraph">
      <loext:graphic-properties draw:fill="none" draw:fill-color="#fffff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language="en" fo:country="US" officeooo:rsid="001f0121"/>
    </style:style>
    <style:style style:name="T8" style:family="text">
      <style:text-properties fo:language="en" fo:country="US" officeooo:rsid="00916c9a"/>
    </style:style>
    <style:style style:name="T9" style:family="text">
      <style:text-properties fo:language="en" fo:country="US" officeooo:rsid="00aa76e0"/>
    </style:style>
    <style:style style:name="T10" style:family="text">
      <style:text-properties fo:language="en" fo:country="US" officeooo:rsid="00a81fe6"/>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cb2d37"/>
    </style:style>
    <style:style style:name="T18" style:family="text">
      <style:text-properties officeooo:rsid="00bdae72"/>
    </style:style>
    <style:style style:name="T19" style:family="text">
      <style:text-properties officeooo:rsid="00d1010a"/>
    </style:style>
    <style:style style:name="T20" style:family="text">
      <style:text-properties officeooo:rsid="00f73063"/>
    </style:style>
    <style:style style:name="T21" style:family="text">
      <style:text-properties officeooo:rsid="00ce4085"/>
    </style:style>
    <style:style style:name="T22" style:family="text">
      <style:text-properties officeooo:rsid="00dd2768"/>
    </style:style>
    <style:style style:name="T23" style:family="text">
      <style:text-properties officeooo:rsid="0119c62f"/>
    </style:style>
    <style:style style:name="T24" style:family="text">
      <style:text-properties officeooo:rsid="007de70d"/>
    </style:style>
    <style:style style:name="T25" style:family="text">
      <style:text-properties style:font-name="Liberation Sans4" fo:font-size="11pt" officeooo:rsid="00dd7dfa" style:font-size-asian="10.5pt" style:font-weight-asian="normal" style:font-weight-complex="normal"/>
    </style:style>
    <style:style style:name="T26" style:family="text">
      <style:text-properties style:font-name="Liberation Sans4" fo:font-size="11pt" officeooo:rsid="00a7b5c9" style:font-size-asian="10.5pt"/>
    </style:style>
    <style:style style:name="T27" style:family="text">
      <style:text-properties style:font-name="Liberation Sans4" fo:font-size="11pt" officeooo:rsid="00c2c29d" style:font-size-asian="10.5pt"/>
    </style:style>
    <style:style style:name="T28" style:family="text">
      <style:text-properties style:font-name="Liberation Sans4" fo:font-size="11pt" officeooo:rsid="017ae631" style:font-size-asian="10.5pt"/>
    </style:style>
    <style:style style:name="T29" style:family="text">
      <style:text-properties style:font-name="Liberation Sans4" fo:font-size="11pt" officeooo:rsid="00c93d53" style:font-size-asian="10.5pt"/>
    </style:style>
    <style:style style:name="T30" style:family="text">
      <style:text-properties style:font-name="Liberation Sans4" fo:font-size="11pt" officeooo:rsid="00cb790e" style:font-size-asian="10.5pt"/>
    </style:style>
    <style:style style:name="T31" style:family="text">
      <style:text-properties style:font-name="Liberation Sans4" fo:font-size="11pt" officeooo:rsid="00ccb54d" style:font-size-asian="10.5pt"/>
    </style:style>
    <style:style style:name="T32" style:family="text">
      <style:text-properties style:font-name="Liberation Sans4" fo:font-size="11pt" officeooo:rsid="00ccb898" style:font-size-asian="10.5pt"/>
    </style:style>
    <style:style style:name="T33" style:family="text">
      <style:text-properties style:font-name="Liberation Sans4" fo:font-size="11pt" officeooo:rsid="00d0b42f" style:font-size-asian="10.5pt"/>
    </style:style>
    <style:style style:name="T34" style:family="text">
      <style:text-properties style:font-name="Liberation Sans4" fo:font-size="11pt" officeooo:rsid="00d57e63" style:font-size-asian="10.5pt"/>
    </style:style>
    <style:style style:name="T35" style:family="text">
      <style:text-properties style:font-name="Liberation Sans4" fo:font-size="11pt" officeooo:rsid="00d74425" style:font-size-asian="10.5pt"/>
    </style:style>
    <style:style style:name="T36" style:family="text">
      <style:text-properties style:font-name="Liberation Sans4" fo:font-size="11pt" officeooo:rsid="01061a14" style:font-size-asian="10.5pt"/>
    </style:style>
    <style:style style:name="T37" style:family="text">
      <style:text-properties officeooo:rsid="00f90f7d"/>
    </style:style>
    <style:style style:name="T38" style:family="text">
      <style:text-properties officeooo:rsid="00c726dd"/>
    </style:style>
    <style:style style:name="T39" style:family="text">
      <style:text-properties officeooo:rsid="007eb9bc"/>
    </style:style>
    <style:style style:name="T40" style:family="text">
      <style:text-properties officeooo:rsid="00e6cf9a"/>
    </style:style>
    <style:style style:name="T41" style:family="text">
      <style:text-properties officeooo:rsid="00f813a0"/>
    </style:style>
    <style:style style:name="T42" style:family="text">
      <style:text-properties officeooo:rsid="00c3ded2"/>
    </style:style>
    <style:style style:name="T43" style:family="text">
      <style:text-properties officeooo:rsid="00d877fc"/>
    </style:style>
    <style:style style:name="T44" style:family="text">
      <style:text-properties officeooo:rsid="00cda153"/>
    </style:style>
    <style:style style:name="T45" style:family="text">
      <style:text-properties officeooo:rsid="00ddcfa4"/>
    </style:style>
    <style:style style:name="T46" style:family="text">
      <style:text-properties officeooo:rsid="00c8690f"/>
    </style:style>
    <style:style style:name="T47" style:family="text">
      <style:text-properties officeooo:rsid="013ee97a"/>
    </style:style>
    <style:style style:name="T48" style:family="text">
      <style:text-properties officeooo:rsid="00fd95d5"/>
    </style:style>
    <style:style style:name="T49" style:family="text">
      <style:text-properties officeooo:rsid="00d43817"/>
    </style:style>
    <style:style style:name="T50" style:family="text">
      <style:text-properties officeooo:rsid="00ecb154"/>
    </style:style>
    <style:style style:name="T51" style:family="text">
      <style:text-properties officeooo:rsid="00dde427"/>
    </style:style>
    <style:style style:name="T52" style:family="text">
      <style:text-properties officeooo:rsid="0135ea04"/>
    </style:style>
    <style:style style:name="T53" style:family="text">
      <style:text-properties officeooo:rsid="01012d73"/>
    </style:style>
    <style:style style:name="T54" style:family="text">
      <style:text-properties officeooo:rsid="01213ed9"/>
    </style:style>
    <style:style style:name="T55" style:family="text">
      <style:text-properties officeooo:rsid="0102ec12"/>
    </style:style>
    <style:style style:name="T56" style:family="text">
      <style:text-properties officeooo:rsid="0104b2e8"/>
    </style:style>
    <style:style style:name="T57" style:family="text">
      <style:text-properties officeooo:rsid="00be90ce"/>
    </style:style>
    <style:style style:name="T58" style:family="text">
      <style:text-properties officeooo:rsid="00d474c5"/>
    </style:style>
    <style:style style:name="T59" style:family="text">
      <style:text-properties officeooo:rsid="00c8a7ae"/>
    </style:style>
    <style:style style:name="T60" style:family="text">
      <style:text-properties officeooo:rsid="00cf984d"/>
    </style:style>
    <style:style style:name="T61" style:family="text">
      <style:text-properties officeooo:rsid="00cdfdb3"/>
    </style:style>
    <style:style style:name="T62" style:family="text">
      <style:text-properties officeooo:rsid="00de9b53"/>
    </style:style>
    <style:style style:name="T63" style:family="text">
      <style:text-properties officeooo:rsid="00ca9077"/>
    </style:style>
    <style:style style:name="T64" style:family="text">
      <style:text-properties officeooo:rsid="0123474e"/>
    </style:style>
    <style:style style:name="T65" style:family="text">
      <style:text-properties officeooo:rsid="011ad52d"/>
    </style:style>
    <style:style style:name="T66" style:family="text">
      <style:text-properties officeooo:rsid="00e304bd"/>
    </style:style>
    <style:style style:name="T67" style:family="text">
      <style:text-properties officeooo:rsid="00ee2b68"/>
    </style:style>
    <style:style style:name="T68" style:family="text">
      <style:text-properties officeooo:rsid="004f1f99"/>
    </style:style>
    <style:style style:name="T69" style:family="text">
      <style:text-properties officeooo:rsid="011aae43"/>
    </style:style>
    <style:style style:name="T70" style:family="text">
      <style:text-properties officeooo:rsid="009fc3e3"/>
    </style:style>
    <style:style style:name="T71" style:family="text">
      <style:text-properties officeooo:rsid="01018abb"/>
    </style:style>
    <style:style style:name="T72" style:family="text">
      <style:text-properties officeooo:rsid="011c98ad"/>
    </style:style>
    <style:style style:name="T73" style:family="text">
      <style:text-properties officeooo:rsid="00a7b5c9"/>
    </style:style>
    <style:style style:name="T74" style:family="text">
      <style:text-properties officeooo:rsid="00fb404e"/>
    </style:style>
    <style:style style:name="T75" style:family="text">
      <style:text-properties officeooo:rsid="01887e19"/>
    </style:style>
    <style:style style:name="T76" style:family="text">
      <style:text-properties officeooo:rsid="00ef86b2"/>
    </style:style>
    <style:style style:name="T77" style:family="text">
      <style:text-properties officeooo:rsid="0113a51b"/>
    </style:style>
    <style:style style:name="T78" style:family="text">
      <style:text-properties officeooo:rsid="00f1afe1"/>
    </style:style>
    <style:style style:name="T79" style:family="text">
      <style:text-properties officeooo:rsid="00d4523c"/>
    </style:style>
    <style:style style:name="T80" style:family="text">
      <style:text-properties officeooo:rsid="00a5ab3b"/>
    </style:style>
    <style:style style:name="T81" style:family="text">
      <style:text-properties officeooo:rsid="00a72ff9"/>
    </style:style>
    <style:style style:name="T82" style:family="text">
      <style:text-properties officeooo:rsid="00ce40f9"/>
    </style:style>
    <style:style style:name="T83" style:family="text">
      <style:text-properties officeooo:rsid="00f1caf2"/>
    </style:style>
    <style:style style:name="T84" style:family="text">
      <style:text-properties officeooo:rsid="0104486c"/>
    </style:style>
    <style:style style:name="T85" style:family="text">
      <style:text-properties officeooo:rsid="00a92def"/>
    </style:style>
    <style:style style:name="T86" style:family="text">
      <style:text-properties officeooo:rsid="00f35ba0"/>
    </style:style>
    <style:style style:name="T87" style:family="text">
      <style:text-properties officeooo:rsid="0101b6a2"/>
    </style:style>
    <style:style style:name="T88" style:family="text">
      <style:text-properties officeooo:rsid="00ce75d5"/>
    </style:style>
    <style:style style:name="T89" style:family="text">
      <style:text-properties officeooo:rsid="00c47a38"/>
    </style:style>
    <style:style style:name="T90" style:family="text">
      <style:text-properties officeooo:rsid="00fe9f29"/>
    </style:style>
    <style:style style:name="T91" style:family="text">
      <style:text-properties officeooo:rsid="00ad1a46"/>
    </style:style>
    <style:style style:name="T92" style:family="text">
      <style:text-properties officeooo:rsid="00d453a3"/>
    </style:style>
    <style:style style:name="T93" style:family="text">
      <style:text-properties officeooo:rsid="00d2092e"/>
    </style:style>
    <style:style style:name="T94" style:family="text">
      <style:text-properties officeooo:rsid="00e124bc"/>
    </style:style>
    <style:style style:name="T95" style:family="text">
      <style:text-properties officeooo:rsid="0106a16e"/>
    </style:style>
    <style:style style:name="T96" style:family="text">
      <style:text-properties officeooo:rsid="011fcb5f"/>
    </style:style>
    <style:style style:name="T97" style:family="text">
      <style:text-properties officeooo:rsid="00dcee44"/>
    </style:style>
    <style:style style:name="T98" style:family="text">
      <style:text-properties officeooo:rsid="013c54ed"/>
    </style:style>
    <style:style style:name="T99" style:family="text">
      <style:text-properties officeooo:rsid="00d30641"/>
    </style:style>
    <style:style style:name="T100" style:family="text">
      <style:text-properties officeooo:rsid="014176df"/>
    </style:style>
    <style:style style:name="T101" style:family="text">
      <style:text-properties officeooo:rsid="01796872"/>
    </style:style>
    <style:style style:name="T102" style:family="text">
      <style:text-properties officeooo:rsid="00d1897a"/>
    </style:style>
    <style:style style:name="T103" style:family="text">
      <style:text-properties officeooo:rsid="0083692a"/>
    </style:style>
    <style:style style:name="T104" style:family="text">
      <style:text-properties officeooo:rsid="00c95560"/>
    </style:style>
    <style:style style:name="T105" style:family="text">
      <style:text-properties officeooo:rsid="00d38495"/>
    </style:style>
    <style:style style:name="T106" style:family="text">
      <style:text-properties officeooo:rsid="00d2fe19"/>
    </style:style>
    <style:style style:name="T107" style:family="text">
      <style:text-properties officeooo:rsid="00c9756c"/>
    </style:style>
    <style:style style:name="T108" style:family="text">
      <style:text-properties officeooo:rsid="008629e3"/>
    </style:style>
    <style:style style:name="T109" style:family="text">
      <style:text-properties officeooo:rsid="0137b831"/>
    </style:style>
    <style:style style:name="T110" style:family="text">
      <style:text-properties officeooo:rsid="00d43402"/>
    </style:style>
    <style:style style:name="T111" style:family="text">
      <style:text-properties officeooo:rsid="00d55bb4"/>
    </style:style>
    <style:style style:name="T112" style:family="text">
      <style:text-properties officeooo:rsid="00fc96be"/>
    </style:style>
    <style:style style:name="T113" style:family="text">
      <style:text-properties officeooo:rsid="01549e1e"/>
    </style:style>
    <style:style style:name="T114" style:family="text">
      <style:text-properties officeooo:rsid="00d6ed65"/>
    </style:style>
    <style:style style:name="T115" style:family="text">
      <style:text-properties officeooo:rsid="00878c64"/>
    </style:style>
    <style:style style:name="T116" style:family="text">
      <style:text-properties officeooo:rsid="00d5a630"/>
    </style:style>
    <style:style style:name="T117" style:family="text">
      <style:text-properties officeooo:rsid="015ac62c"/>
    </style:style>
    <style:style style:name="T118" style:family="text">
      <style:text-properties officeooo:rsid="008957c5"/>
    </style:style>
    <style:style style:name="T119" style:family="text">
      <style:text-properties officeooo:rsid="00e61b10"/>
    </style:style>
    <style:style style:name="T120" style:family="text">
      <style:text-properties officeooo:rsid="00c022a7"/>
    </style:style>
    <style:style style:name="T121" style:family="text">
      <style:text-properties officeooo:rsid="00885015"/>
    </style:style>
    <style:style style:name="T122" style:family="text">
      <style:text-properties officeooo:rsid="0164c930"/>
    </style:style>
    <style:style style:name="T123" style:family="text">
      <style:text-properties officeooo:rsid="011e8bd7"/>
    </style:style>
    <style:style style:name="T124" style:family="text">
      <style:text-properties officeooo:rsid="01629816"/>
    </style:style>
    <style:style style:name="T125" style:family="text">
      <style:text-properties officeooo:rsid="00f21860"/>
    </style:style>
    <style:style style:name="T126" style:family="text">
      <style:text-properties officeooo:rsid="00d73de1"/>
    </style:style>
    <style:style style:name="T127" style:family="text">
      <style:text-properties officeooo:rsid="01203c23"/>
    </style:style>
    <style:style style:name="T128" style:family="text">
      <style:text-properties officeooo:rsid="01670fd0"/>
    </style:style>
    <style:style style:name="T129" style:family="text">
      <style:text-properties officeooo:rsid="008e4da5"/>
    </style:style>
    <style:style style:name="T130" style:family="text">
      <style:text-properties officeooo:rsid="008ebf77"/>
    </style:style>
    <style:style style:name="T131" style:family="text">
      <style:text-properties officeooo:rsid="0121a88f"/>
    </style:style>
    <style:style style:name="T132" style:family="text">
      <style:text-properties officeooo:rsid="00e8c61d"/>
    </style:style>
    <style:style style:name="T133" style:family="text">
      <style:text-properties officeooo:rsid="01000ea5"/>
    </style:style>
    <style:style style:name="T134" style:family="text">
      <style:text-properties officeooo:rsid="00e47124"/>
    </style:style>
    <style:style style:name="T135" style:family="text">
      <style:text-properties officeooo:rsid="00e24869"/>
    </style:style>
    <style:style style:name="T136" style:family="text">
      <style:text-properties officeooo:rsid="00e5c60d"/>
    </style:style>
    <style:style style:name="T137" style:family="text">
      <style:text-properties officeooo:rsid="01221ba0"/>
    </style:style>
    <style:style style:name="T138" style:family="text">
      <style:text-properties officeooo:rsid="00c02aa3"/>
    </style:style>
    <style:style style:name="T139" style:family="text">
      <style:text-properties officeooo:rsid="00e767a7"/>
    </style:style>
    <style:style style:name="T140" style:family="text">
      <style:text-properties officeooo:rsid="00e6e3af"/>
    </style:style>
    <style:style style:name="T141" style:family="text">
      <style:text-properties officeooo:rsid="00d61c1c"/>
    </style:style>
    <style:style style:name="T142" style:family="text">
      <style:text-properties officeooo:rsid="00e6903e"/>
    </style:style>
    <style:style style:name="T143" style:family="text">
      <style:text-properties officeooo:rsid="016e1193"/>
    </style:style>
    <style:style style:name="T144" style:family="text">
      <style:text-properties officeooo:rsid="00dc769c"/>
    </style:style>
    <style:style style:name="T145" style:family="text">
      <style:text-properties officeooo:rsid="008f0628"/>
    </style:style>
    <style:style style:name="T146" style:family="text">
      <style:text-properties officeooo:rsid="00de0200"/>
    </style:style>
    <style:style style:name="T147" style:family="text">
      <style:text-properties officeooo:rsid="0105b1e9"/>
    </style:style>
    <style:style style:name="T148" style:family="text">
      <style:text-properties officeooo:rsid="00e8162e"/>
    </style:style>
    <style:style style:name="T149" style:family="text">
      <style:text-properties officeooo:rsid="00e625a7"/>
    </style:style>
    <style:style style:name="T150" style:family="text">
      <style:text-properties officeooo:rsid="00e352b8"/>
    </style:style>
    <style:style style:name="T151" style:family="text">
      <style:text-properties officeooo:rsid="012529c2"/>
    </style:style>
    <style:style style:name="T152" style:family="text">
      <style:text-properties officeooo:rsid="00eeafc3"/>
    </style:style>
    <style:style style:name="T153" style:family="text">
      <style:text-properties officeooo:rsid="017061c0"/>
    </style:style>
    <style:style style:name="T154" style:family="text">
      <style:text-properties officeooo:rsid="0123f4fd"/>
    </style:style>
    <style:style style:name="T155" style:family="text">
      <style:text-properties officeooo:rsid="00e40ccf"/>
    </style:style>
    <style:style style:name="T156" style:family="text">
      <style:text-properties officeooo:rsid="00e0600a"/>
    </style:style>
    <style:style style:name="T157" style:family="text">
      <style:text-properties officeooo:rsid="00e9daac"/>
    </style:style>
    <style:style style:name="T158" style:family="text">
      <style:text-properties officeooo:rsid="00def6c2"/>
    </style:style>
    <style:style style:name="T159" style:family="text">
      <style:text-properties officeooo:rsid="01945a8d"/>
    </style:style>
    <style:style style:name="T160" style:family="text">
      <style:text-properties officeooo:rsid="01959246"/>
    </style:style>
    <style:style style:name="T161" style:family="text">
      <style:text-properties officeooo:rsid="00d338b5"/>
    </style:style>
    <style:style style:name="T162" style:family="text">
      <style:text-properties officeooo:rsid="00d1658f"/>
    </style:style>
    <style:style style:name="T163" style:family="text">
      <style:text-properties officeooo:rsid="00ce3be2"/>
    </style:style>
    <style:style style:name="T164" style:family="text">
      <style:text-properties officeooo:rsid="00d3717d"/>
    </style:style>
    <style:style style:name="T165" style:family="text">
      <style:text-properties officeooo:rsid="00cb9256"/>
    </style:style>
    <style:style style:name="T166" style:family="text">
      <style:text-properties officeooo:rsid="00cb9a7c"/>
    </style:style>
    <style:style style:name="T167" style:family="text">
      <style:text-properties officeooo:rsid="00ccbf97"/>
    </style:style>
    <style:style style:name="T168" style:family="text">
      <style:text-properties officeooo:rsid="00d299eb"/>
    </style:style>
    <style:style style:name="T169" style:family="text">
      <style:text-properties officeooo:rsid="00d20f31"/>
    </style:style>
    <style:style style:name="T170" style:family="text">
      <style:text-properties officeooo:rsid="00cf9c9e"/>
    </style:style>
    <style:style style:name="T171" style:family="text">
      <style:text-properties officeooo:rsid="00e001a4"/>
    </style:style>
    <style:style style:name="T172" style:family="text">
      <style:text-properties officeooo:rsid="014b6149"/>
    </style:style>
    <style:style style:name="T173" style:family="text">
      <style:text-properties officeooo:rsid="0172d4a4"/>
    </style:style>
    <style:style style:name="T174" style:family="text">
      <style:text-properties officeooo:rsid="00c26654"/>
    </style:style>
    <style:style style:name="T175" style:family="text">
      <style:text-properties officeooo:rsid="00c2c29d"/>
    </style:style>
    <style:style style:name="T176" style:family="text">
      <style:text-properties officeooo:rsid="01522ed6"/>
    </style:style>
    <style:style style:name="T177" style:family="text">
      <style:text-properties officeooo:rsid="00a6bb35"/>
    </style:style>
    <style:style style:name="T178" style:family="text">
      <style:text-properties officeooo:rsid="00c36c9e"/>
    </style:style>
    <style:style style:name="T179" style:family="text">
      <style:text-properties officeooo:rsid="017ae631"/>
    </style:style>
    <style:style style:name="T180" style:family="text">
      <style:text-properties officeooo:rsid="0147a24b"/>
    </style:style>
    <style:style style:name="T181" style:family="text">
      <style:text-properties officeooo:rsid="00cb790e"/>
    </style:style>
    <style:style style:name="T182" style:family="text">
      <style:text-properties officeooo:rsid="00d00bc9"/>
    </style:style>
    <style:style style:name="T183" style:family="text">
      <style:text-properties officeooo:rsid="00d27aae"/>
    </style:style>
    <style:style style:name="T184" style:family="text">
      <style:text-properties officeooo:rsid="00d31806"/>
    </style:style>
    <style:style style:name="T185" style:family="text">
      <style:text-properties officeooo:rsid="00d57e63"/>
    </style:style>
    <style:style style:name="T186" style:family="text">
      <style:text-properties officeooo:rsid="00da6fcb"/>
    </style:style>
    <style:style style:name="T187" style:family="text">
      <style:text-properties officeooo:rsid="00debe26"/>
    </style:style>
    <style:style style:name="T188" style:family="text">
      <style:text-properties officeooo:rsid="00e3e859"/>
    </style:style>
    <style:style style:name="T189" style:family="text">
      <style:text-properties officeooo:rsid="00e4fcf7"/>
    </style:style>
    <style:style style:name="T190" style:family="text">
      <style:text-properties fo:font-style="italic" officeooo:rsid="00e4fcf7" style:font-style-asian="italic" style:font-style-complex="italic"/>
    </style:style>
    <style:style style:name="T191" style:family="text">
      <style:text-properties fo:font-style="italic" officeooo:rsid="00e64e53" style:font-style-asian="italic" style:font-style-complex="italic"/>
    </style:style>
    <style:style style:name="T192" style:family="text">
      <style:text-properties officeooo:rsid="00e64e53"/>
    </style:style>
    <style:style style:name="T193" style:family="text">
      <style:text-properties officeooo:rsid="00e756db"/>
    </style:style>
    <style:style style:name="T194" style:family="text">
      <style:text-properties officeooo:rsid="00e86c0f"/>
    </style:style>
    <style:style style:name="T195" style:family="text">
      <style:text-properties officeooo:rsid="00e89d82"/>
    </style:style>
    <style:style style:name="T196" style:family="text">
      <style:text-properties officeooo:rsid="00e92186"/>
    </style:style>
    <style:style style:name="T197" style:family="text">
      <style:text-properties officeooo:rsid="00ea34c5"/>
    </style:style>
    <style:style style:name="T198" style:family="text">
      <style:text-properties officeooo:rsid="00ecfc83"/>
    </style:style>
    <style:style style:name="T199" style:family="text">
      <style:text-properties officeooo:rsid="00f01ecb"/>
    </style:style>
    <style:style style:name="T200" style:family="text">
      <style:text-properties officeooo:rsid="00f18b98"/>
    </style:style>
    <style:style style:name="T201" style:family="text">
      <style:text-properties officeooo:rsid="00f31ec5"/>
    </style:style>
    <style:style style:name="T202" style:family="text">
      <style:text-properties officeooo:rsid="00f48b8d"/>
    </style:style>
    <style:style style:name="T203" style:family="text">
      <style:text-properties officeooo:rsid="00f7659b"/>
    </style:style>
    <style:style style:name="T204" style:family="text">
      <style:text-properties officeooo:rsid="00f93d96"/>
    </style:style>
    <style:style style:name="T205" style:family="text">
      <style:text-properties officeooo:rsid="00f5489f"/>
    </style:style>
    <style:style style:name="T206" style:family="text">
      <style:text-properties officeooo:rsid="00dd7dfa"/>
    </style:style>
    <style:style style:name="T207" style:family="text">
      <style:text-properties officeooo:rsid="01061a14"/>
    </style:style>
    <style:style style:name="T208" style:family="text">
      <style:text-properties officeooo:rsid="010e2769"/>
    </style:style>
    <style:style style:name="T209" style:family="text">
      <style:text-properties style:font-name="Liberation Sans3" fo:font-size="11pt" fo:font-style="italic" officeooo:rsid="010e2769" style:font-size-asian="10.5pt" style:font-style-asian="italic" style:font-weight-asian="normal" style:font-size-complex="12pt" style:font-style-complex="italic" style:font-weight-complex="normal"/>
    </style:style>
    <style:style style:name="T210" style:family="text">
      <style:text-properties officeooo:rsid="010edd2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049cm, 0cm, 0.87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71cm, 0cm, 1.226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2.63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07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1.413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left="0.4cm" fo:padding-right="0.3cm" fo:padding-top="0.3cm" fo:padding-bottom="0.19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19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199cm" fo:padding-right="0.199cm" fo:padding-top="0cm" fo:padding-bottom="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406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1.448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101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3cm" fo:padding-right="0.101cm" fo:padding-top="0.101cm" fo:padding-bottom="0.101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fill-color="#ffffff" draw:textarea-horizontal-align="justify" draw:textarea-vertical-align="middle" draw:auto-grow-height="false" fo:min-height="0.533cm" fo:min-width="3.31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47">Průvodce programem Writer 6.4</text:p>
      <text:p text:style-name="P61">Kapitola 12 <text:s/><text:line-break/>Lists: Tips and Tricks</text:p>
      <text:p text:style-name="P41"/>
      <text:h text:style-name="P84" text:outline-level="1"><text:bookmark-start text:name="__RefHeading__5636_1566568644"/>Autorská práva<text:bookmark-end text:name="__RefHeading__5636_1566568644"/></text:h>
      <text:p text:style-name="P40">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91" text:outline-level="2"><text:bookmark-start text:name="__RefHeading__5638_1566568644"/>Přispěvatelé<text:bookmark-end text:name="__RefHeading__5638_1566568644"/></text:h>
      <text:h text:style-name="Heading_20_3" text:outline-level="3"><text:bookmark-start text:name="__RefHeading___Toc291952_2418320379"/>Pro toto vydání<text:bookmark-end text:name="__RefHeading___Toc291952_241832037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Felipe Viggiano</text:p>
          </table:table-cell>
        </table:table-row>
      </table:table>
      <text:h text:style-name="P93" text:outline-level="3"><text:bookmark-start text:name="__RefHeading___Toc291954_2418320379"/>Pro předchozí vydání<text:bookmark-end text:name="__RefHeading___Toc291954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
      <text:h text:style-name="P92" text:outline-level="2"><text:bookmark-start text:name="__RefHeading___Toc57345_1458413368"/>Poděkování<text:bookmark-end text:name="__RefHeading___Toc57345_1458413368"/></text:h>
      <text:p text:style-name="P7">This chapter is adapted from parts of Chapters 6 and 10 in <text:span text:style-name="Emphasis">Designing with LibreOffice</text:span>, by Bruce Byfield, with additional material by Jean Hollis Weber.</text:p>
      <text:h text:style-name="P86"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292831870" text:style-name="Heading_20_Note">
        <text:list-item>
          <text:p text:style-name="P101">Poznámka</text:p>
        </text:list-item>
      </text:list>
      <text:p text:style-name="P43">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v červenci 2020. Kniha je určena pro LibreOffice 6.4.</text:p>
      <text:h text:style-name="P9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6">Windows nebo Linux</text:p>
          </table:table-cell>
          <table:table-cell table:style-name="Table4.A1" office:value-type="string">
            <text:p text:style-name="P46">Ekvivalent pro macOS</text:p>
          </table:table-cell>
          <table:table-cell table:style-name="Table4.A1" office:value-type="string">
            <text:p text:style-name="P46">Výsledek</text:p>
          </table:table-cell>
        </table:table-row>
        <table:table-row table:style-name="Table4.1">
          <table:table-cell table:style-name="Table4.A2" office:value-type="string">
            <text:p text:style-name="P42"><text:span text:style-name="Strong_20_Emphasis">Nástroje &gt; Možnosti</text:span> výběr v nabídce</text:p>
          </table:table-cell>
          <table:table-cell table:style-name="Table4.B2" office:value-type="string">
            <text:p text:style-name="P42"><text:span text:style-name="Strong_20_Emphasis">LibreOffice &gt; Předvolby</text:span></text:p>
          </table:table-cell>
          <table:table-cell table:style-name="Table4.B2" office:value-type="string">
            <text:p text:style-name="P42">Otevřou se možnosti nastavení</text:p>
          </table:table-cell>
        </table:table-row>
        <table:table-row table:style-name="Table4.1">
          <table:table-cell table:style-name="Table4.A2" office:value-type="string">
            <text:p text:style-name="P42"><text:span text:style-name="Keystroke">Klepnutí pravým tlačítkem</text:span></text:p>
          </table:table-cell>
          <table:table-cell table:style-name="Table4.A2" office:value-type="string">
            <text:p text:style-name="P42"><text:span text:style-name="Keystroke">Control+click</text:span> and/or right-click depending on computer setup</text:p>
          </table:table-cell>
          <table:table-cell table:style-name="Table4.B2" office:value-type="string">
            <text:p text:style-name="P42">Otevře se místní nabídka</text:p>
          </table:table-cell>
        </table:table-row>
        <table:table-row table:style-name="Table4.1">
          <table:table-cell table:style-name="Table4.A2" office:value-type="string">
            <text:p text:style-name="P42"><text:span text:style-name="Keystroke">Ctrl</text:span> (<text:span text:style-name="Keystroke">Control</text:span>)</text:p>
          </table:table-cell>
          <table:table-cell table:style-name="Table4.A2" office:value-type="string">
            <text:p text:style-name="P42">⌘ (<text:span text:style-name="Keystroke">Command</text:span>)</text:p>
          </table:table-cell>
          <table:table-cell table:style-name="Table4.A2" office:value-type="string">
            <text:p text:style-name="P42">Používá se i s dalšími klávesami</text:p>
          </table:table-cell>
        </table:table-row>
        <table:table-row table:style-name="Table4.1">
          <table:table-cell table:style-name="Table4.A2" office:value-type="string">
            <text:p text:style-name="P42">F11</text:p>
          </table:table-cell>
          <table:table-cell table:style-name="Table4.A2" office:value-type="string">
            <text:p text:style-name="P42">⌘ + <text:span text:style-name="Keystroke">T</text:span></text:p>
          </table:table-cell>
          <table:table-cell table:style-name="Table4.A2" office:value-type="string">
            <text:p text:style-name="P42">Otevře se postranní lišta Styly</text:p>
          </table:table-cell>
        </table:table-row>
      </table:table>
      <text:p text:style-name="P36"/>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291952_2418320379" text:style-name="Index_20_Link" text:visited-style-name="Index_20_Link">Pro toto vydání<text:tab/>2</text:a></text:p>
          <text:p text:style-name="P79"><text:a xlink:type="simple" xlink:href="#__RefHeading___Toc291954_2418320379" text:style-name="Index_20_Link" text:visited-style-name="Index_20_Link">Pro předchozí vydání<text:tab/>2</text:a></text:p>
          <text:p text:style-name="P78"><text:a xlink:type="simple" xlink:href="#__RefHeading___Toc57345_1458413368" text:style-name="Index_20_Link" text:visited-style-name="Index_20_Link">Poděkov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8"><text:a xlink:type="simple" xlink:href="#__RefHeading___Toc4650_402817234" text:style-name="Index_20_Link" text:visited-style-name="Index_20_Link">Poznámka pro uživatele systému macOS<text:tab/>2</text:a></text:p>
          <text:p text:style-name="P77"><text:a xlink:type="simple" xlink:href="#__RefHeading___Toc57347_1458413368" text:style-name="Index_20_Link" text:visited-style-name="Index_20_Link">Úvod<text:tab/>4</text:a></text:p>
          <text:p text:style-name="P77"><text:a xlink:type="simple" xlink:href="#__RefHeading___Toc12409_593557892" text:style-name="Index_20_Link" text:visited-style-name="Index_20_Link">Types of list<text:tab/>4</text:a></text:p>
          <text:p text:style-name="P78"><text:a xlink:type="simple" xlink:href="#__RefHeading___Toc6290_678070554" text:style-name="Index_20_Link" text:visited-style-name="Index_20_Link">Bullet lists<text:tab/>4</text:a></text:p>
          <text:p text:style-name="P79"><text:a xlink:type="simple" xlink:href="#__RefHeading___Toc6292_678070554" text:style-name="Index_20_Link" text:visited-style-name="Index_20_Link">The conventions for bullet lists<text:tab/>5</text:a></text:p>
          <text:p text:style-name="P78"><text:a xlink:type="simple" xlink:href="#__RefHeading___Toc6294_678070554" text:style-name="Index_20_Link" text:visited-style-name="Index_20_Link">Numbered lists<text:tab/>5</text:a></text:p>
          <text:p text:style-name="P79"><text:a xlink:type="simple" xlink:href="#__RefHeading___Toc85740_1448087769" text:style-name="Index_20_Link" text:visited-style-name="Index_20_Link">The conventions for numbered lists<text:tab/>6</text:a></text:p>
          <text:p text:style-name="P78"><text:a xlink:type="simple" xlink:href="#__RefHeading___Toc6296_678070554" text:style-name="Index_20_Link" text:visited-style-name="Index_20_Link">Outline lists<text:tab/>6</text:a></text:p>
          <text:p text:style-name="P79"><text:a xlink:type="simple" xlink:href="#__RefHeading___Toc3082_2785891639" text:style-name="Index_20_Link" text:visited-style-name="Index_20_Link">The conventions for outline lists<text:tab/>6</text:a></text:p>
          <text:p text:style-name="P77"><text:a xlink:type="simple" xlink:href="#__RefHeading___Toc33252_328704908" text:style-name="Index_20_Link" text:visited-style-name="Index_20_Link">Combining list and paragraph styles<text:tab/>7</text:a></text:p>
          <text:p text:style-name="P78"><text:a xlink:type="simple" xlink:href="#__RefHeading___Toc14887_2028763429" text:style-name="Index_20_Link" text:visited-style-name="Index_20_Link">Nesting lists<text:tab/>8</text:a></text:p>
          <text:p text:style-name="P77"><text:a xlink:type="simple" xlink:href="#__RefHeading___Toc14889_2028763429" text:style-name="Index_20_Link" text:visited-style-name="Index_20_Link">Outlining with paragraph styles<text:tab/>8</text:a></text:p>
          <text:p text:style-name="P78"><text:a xlink:type="simple" xlink:href="#__RefHeading___Toc14891_2028763429" text:style-name="Index_20_Link" text:visited-style-name="Index_20_Link">Creating outlines with a single paragraph style<text:tab/>9</text:a></text:p>
          <text:p text:style-name="P78"><text:a xlink:type="simple" xlink:href="#__RefHeading___Toc14893_2028763429" text:style-name="Index_20_Link" text:visited-style-name="Index_20_Link">Adding paragraph styles to outline levels<text:tab/>9</text:a></text:p>
          <text:p text:style-name="P77"><text:a xlink:type="simple" xlink:href="#__RefHeading___Toc15004_1621390682" text:style-name="Index_20_Link" text:visited-style-name="Index_20_Link">Applying list styles<text:tab/>9</text:a></text:p>
          <text:p text:style-name="P78"><text:a xlink:type="simple" xlink:href="#__RefHeading___Toc334565_2418320379" text:style-name="Index_20_Link" text:visited-style-name="Index_20_Link">Restarting or continuing the numbering<text:tab/>10</text:a></text:p>
          <text:p text:style-name="P77"><text:a xlink:type="simple" xlink:href="#__RefHeading___Toc6298_678070554" text:style-name="Index_20_Link" text:visited-style-name="Index_20_Link">Naming list styles<text:tab/>11</text:a></text:p>
          <text:p text:style-name="P77"><text:a xlink:type="simple" xlink:href="#__RefHeading___Toc6302_678070554" text:style-name="Index_20_Link" text:visited-style-name="Index_20_Link">Formatting list styles<text:tab/>11</text:a></text:p>
          <text:p text:style-name="P78"><text:a xlink:type="simple" xlink:href="#__RefHeading___Toc6304_678070554" text:style-name="Index_20_Link" text:visited-style-name="Index_20_Link">Positioning bullets, numbers, and list items<text:tab/>12</text:a></text:p>
          <text:p text:style-name="P79"><text:a xlink:type="simple" xlink:href="#__RefHeading___Toc6306_678070554" text:style-name="Index_20_Link" text:visited-style-name="Index_20_Link">Understanding position fields<text:tab/>13</text:a></text:p>
          <text:p text:style-name="P78"><text:a xlink:type="simple" xlink:href="#__RefHeading___Toc6308_678070554" text:style-name="Index_20_Link" text:visited-style-name="Index_20_Link">Formatting numbered lists<text:tab/>13</text:a></text:p>
          <text:p text:style-name="P79"><text:a xlink:type="simple" xlink:href="#__RefHeading___Toc6310_678070554" text:style-name="Index_20_Link" text:visited-style-name="Index_20_Link">Adding characters before and after numbers<text:tab/>14</text:a></text:p>
          <text:p text:style-name="P79"><text:a xlink:type="simple" xlink:href="#__RefHeading___Toc6312_678070554" text:style-name="Index_20_Link" text:visited-style-name="Index_20_Link">Setting the character style<text:tab/>14</text:a></text:p>
          <text:p text:style-name="P79"><text:a xlink:type="simple" xlink:href="#__RefHeading___Toc40053_593557892" text:style-name="Index_20_Link" text:visited-style-name="Index_20_Link">Example: Formatting large list numbers<text:tab/>15</text:a></text:p>
          <text:p text:style-name="P79"><text:a xlink:type="simple" xlink:href="#__RefHeading___Toc85742_1448087769" text:style-name="Index_20_Link" text:visited-style-name="Index_20_Link">Working with two-digit list numbers<text:tab/>15</text:a></text:p>
          <text:p text:style-name="P78"><text:a xlink:type="simple" xlink:href="#__RefHeading___Toc6318_678070554" text:style-name="Index_20_Link" text:visited-style-name="Index_20_Link">Formatting bullet lists<text:tab/>16</text:a></text:p>
          <text:p text:style-name="P79"><text:a xlink:type="simple" xlink:href="#__RefHeading___Toc6320_678070554" text:style-name="Index_20_Link" text:visited-style-name="Index_20_Link">Example: Making a checklist<text:tab/>16</text:a></text:p>
          <text:p text:style-name="P78"><text:a xlink:type="simple" xlink:href="#__RefHeading___Toc6322_678070554" text:style-name="Index_20_Link" text:visited-style-name="Index_20_Link">Using images as bullets<text:tab/>17</text:a></text:p>
          <text:p text:style-name="P79"><text:a xlink:type="simple" xlink:href="#__RefHeading___Toc2895_2785891639" text:style-name="Index_20_Link" text:visited-style-name="Index_20_Link">Example: Styling the Tips, Notes, and Cautions in this book<text:tab/>18</text:a></text:p>
        </text:index-body>
      </text:table-of-content>
      <text:p text:style-name="Page_20_Break"/>
      <text:h text:style-name="P85" text:outline-level="1"><text:bookmark-start text:name="__RefHeading___Toc57347_1458413368"/>Úvod<text:bookmark-end text:name="__RefHeading___Toc57347_1458413368"/></text:h>
      <text:p text:style-name="P7">This chapter expands on information given in Chapter 9, Working with Styles, and provides some extra examples.</text:p>
      <text:p text:style-name="P8">In many word processors, list options are included in paragraph styles, but Writer treats them as a separate type of style.</text:p>
      <text:p text:style-name="P9">Writer’s separate list styles have two major advantages:</text:p>
      <text:list xml:id="list3226942715" text:style-name="List_20_1">
        <text:list-item>
          <text:p text:style-name="P104">The same list style can be used with multiple paragraph styles, avoiding duplication of design work.</text:p>
        </text:list-item>
        <text:list-item>
          <text:p text:style-name="P104">A paragraph’s associated list style can be changed with a single selection.</text:p>
        </text:list-item>
      </text:list>
      <text:list xml:id="list2874670975" text:style-name="Heading_20_Tip">
        <text:list-item>
          <text:p text:style-name="P102">Tip</text:p>
        </text:list-item>
      </text:list>
      <text:p text:style-name="P44">You cannot change the style used by the default toolbar icons for lists. You can create new toolbar buttons that apply list styles to paragraphs, but a better strategy is to create paragraph styles for lists and, if you wish, create toolbar icons for them. See Chapter 21, Customizing Writer, for information on creating toolbar buttons.</text:p>
      <text:h text:style-name="P82" text:outline-level="1"><text:bookmark-start text:name="__RefHeading___Toc12409_593557892"/>Types of list<text:bookmark-end text:name="__RefHeading___Toc12409_593557892"/></text:h>
      <text:p text:style-name="P10">With list styles, you can create three types of list:</text:p>
      <text:list xml:id="list150148377116376" text:continue-list="list3226942715" text:style-name="List_20_1">
        <text:list-item>
          <text:p text:style-name="P104">Bullet lists: Unordered lists whose items start with a bullet, special character, dingbat, or graphic.</text:p>
        </text:list-item>
        <text:list-item>
          <text:p text:style-name="P104">Numbered lists: Ordered lists whose items start with a number, upper or lower case letters, or upper and lower case Roman numerals.</text:p>
        </text:list-item>
        <text:list-item>
          <text:p text:style-name="P104">Outline lists: Hierarchical summaries of an argument or piece of writing, in which each level has its own numbering system.</text:p>
        </text:list-item>
      </text:list>
      <text:p text:style-name="P11">All these types of list are in common use today, especially online.</text:p>
      <text:p text:style-name="P7">Each type of list has its own set of conventions about how it is structured and used, as described in this section.</text:p>
      <text:h text:style-name="P88" text:outline-level="2"><text:bookmark-start text:name="__RefHeading___Toc6290_678070554"/>Bullet lists<text:bookmark-end text:name="__RefHeading___Toc6290_678070554"/></text:h>
      <text:p text:style-name="P7">Bullet lists are popular in technical documents, presentations, many web sites, and other online documents. Writer provides several pre-defined bullet list styles (see Figure <text:sequence-ref text:reference-format="value" text:ref-name="refFigure0">1</text:sequence-ref>), and you can select others from the Gallery or create your own bullets.</text:p>
      <text:p text:style-name="P56"><draw:frame draw:style-name="fr2" draw:name="Frame6" text:anchor-type="as-char" svg:width="8.467cm" draw:z-index="1"><draw:text-box fo:min-height="4.875cm"><text:p text:style-name="P67"><draw:frame draw:style-name="fr15" draw:name="Image168" text:anchor-type="paragraph" svg:width="8.467cm" style:rel-width="100%" svg:height="4.875cm" style:rel-height="scale" draw:z-index="4"><draw:image xlink:href="Pictures/10000000000003E800000240F936F9C96B3FADD6.png" xlink:type="simple" xlink:show="embed" xlink:actuate="onLoad" loext:mime-type="image/png"/></draw:frame>Figure <text:sequence text:ref-name="refFigure0" text:name="Figure" text:formula="ooow:Figure+1" style:num-format="1">1</text:sequence>: Writer’s pre-defined bullet types</text:p></draw:text-box></draw:frame></text:p>
      <text:list xml:id="list150148317134855" text:continue-list="list2874670975" text:style-name="Heading_20_Tip">
        <text:list-item>
          <text:p text:style-name="P102"><text:soft-page-break/>Tip</text:p>
        </text:list-item>
      </text:list>
      <text:p text:style-name="P44">Bullet list styles can be used for other purposes in addition to normal lists, especially if you choose a graphic for the bullet. See “<text:bookmark-ref text:reference-format="text" text:ref-name="__RefHeading___Toc2895_2785891639">Example: Styling the Tips, Notes, and Cautions in this book</text:bookmark-ref>” on page <text:bookmark-ref text:reference-format="page" text:ref-name="__RefHeading___Toc2895_2785891639">18</text:bookmark-ref>.</text:p>
      <text:h text:style-name="P94" text:outline-level="3"><text:bookmark-start text:name="__RefHeading___Toc6292_678070554"/>The conventions for bullet lists<text:bookmark-end text:name="__RefHeading___Toc6292_678070554"/></text:h>
      <text:p text:style-name="P12">The use of bullet lists follows well-defined conventions:</text:p>
      <text:list xml:id="list150148681440687" text:continue-list="list150148377116376" text:style-name="List_20_1">
        <text:list-item>
          <text:p text:style-name="P104">Are used only when the order of the points is irrelevant. You might want to arrange points for rhetorical effect, starting with one fairly important point and ending with your strongest point, but readers do not actually need to know one point before another. </text:p>
        </text:list-item>
      </text:list>
      <text:list xml:id="list2517300151" text:style-name="List_20_1">
        <text:list-item>
          <text:p text:style-name="P104">Have three points or more. If you have two points, keep them in the body of the text.</text:p>
        </text:list-item>
      </text:list>
      <text:list xml:id="list150149078800287" text:continue-list="list150148681440687" text:style-name="List_20_1">
        <text:list-item>
          <text:p text:style-name="P104">Are introduced in the last sentence in the body text above them, either without any punctuation or with a colon.</text:p>
        </text:list-item>
        <text:list-item>
          <text:p text:style-name="P104">Consist of points that are all grammatical completions of the last sentence in the paragraph before them. That means that each point has a similar grammatical structure to the others. In this bullet list, for instance, each point starts with a present tense verb. </text:p>
        </text:list-item>
        <text:list-item>
          <text:p text:style-name="P104">May be sentence fragments, but should be consistent with each other. For example, they could be all nouns or participles.</text:p>
        </text:list-item>
        <text:list-item>
          <text:p text:style-name="P104">Start with a bullet on, or indented from, the left margin, then indent for the text. If they are lists within lists, then the bullet has the same indent as the text in the top level list.</text:p>
        </text:list-item>
        <text:list-item>
          <text:p text:style-name="P104">Can start with either an upper or lower case letter, as long as the convention is consistent throughout the list and the document.</text:p>
        </text:list-item>
        <text:list-item>
          <text:p text:style-name="P105">End each point with the same punctuation. Commas, semi-colons, periods, or no punctuation are all valid choices. What matters is the consistency of list items and of all lists within the document.</text:p>
        </text:list-item>
        <text:list-item>
          <text:p text:style-name="P104">Are generally no more than 6–8 items long. Much longer, and the ease of reading is lost.</text:p>
        </text:list-item>
        <text:list-item>
          <text:p text:style-name="P104">Do not use an “and,” “or,” or any other word to introduce the last point in the list, even though that would be grammatically correct.</text:p>
        </text:list-item>
        <text:list-item>
          <text:p text:style-name="P104">Are sometimes considered too informal to use. When in doubt, avoid them.</text:p>
        </text:list-item>
      </text:list>
      <text:h text:style-name="P88" text:outline-level="2"><text:bookmark-start text:name="__RefHeading___Toc6294_678070554"/>Numbered lists<text:bookmark-end text:name="__RefHeading___Toc6294_678070554"/></text:h>
      <text:p text:style-name="P13">While people number lists all the time, the convention is that numbered lists should only be used when the order of the information matters. For instance, in a procedure from a technical manual, one step might be impossible – or even dangerous – without doing another one first.</text:p>
      <text:p text:style-name="P14">Writer provides several pre-defined numbered list styles (see Figure <text:sequence-ref text:reference-format="value" text:ref-name="refFigure1">2</text:sequence-ref>), and you can define others.</text:p>
      <text:p text:style-name="P56"><draw:frame draw:style-name="fr2" draw:name="Frame7" text:anchor-type="as-char" svg:width="8.311cm" draw:z-index="7"><draw:text-box fo:min-height="4.946cm"><text:p text:style-name="P67"><draw:frame draw:style-name="fr23" draw:name="Image169" text:anchor-type="paragraph" svg:x="0.026cm" svg:y="0cm" svg:width="7.811cm" svg:height="4.5cm" draw:z-index="9"><draw:image xlink:href="Pictures/10000000000003E8000002413521F99439B1781D.png" xlink:type="simple" xlink:show="embed" xlink:actuate="onLoad" loext:mime-type="image/png"/></draw:frame>Figure <text:sequence text:ref-name="refFigure1" text:name="Figure" text:formula="ooow:Figure+1" style:num-format="1">2</text:sequence>: Writer’s pre-defined numbered lists</text:p></draw:text-box></draw:frame></text:p>
      <text:h text:style-name="P94" text:outline-level="3"><text:bookmark-start text:name="__RefHeading___Toc85740_1448087769"/><text:soft-page-break/>The conventions for numbered lists<text:bookmark-end text:name="__RefHeading___Toc85740_1448087769"/></text:h>
      <text:p text:style-name="P60">Numbered lists have fewer conventions than bullet lists, but they do have a few:</text:p>
      <text:list xml:id="list150148558695385" text:continue-numbering="true" text:style-name="List_20_1">
        <text:list-item>
          <text:p text:style-name="P104">They are used when the order of items is important. If the order is irrelevant, use bullet lists instead.</text:p>
        </text:list-item>
        <text:list-item>
          <text:p text:style-name="P104">Like bullet lists, they are used only for three items or more. Two-step procedures stay in the body of the text.</text:p>
        </text:list-item>
        <text:list-item>
          <text:p text:style-name="P104">They are generally introduced in the body text by a summary of the overall task they describe that ends in a colon. For example, “To install the software update, follow these steps:” or, simply “To install:”</text:p>
        </text:list-item>
        <text:list-item>
          <text:p text:style-name="P104">Each step can have multiple paragraphs, most of them unnumbered, describing what happens when it is performed or the alternatives.</text:p>
        </text:list-item>
        <text:list-item>
          <text:p text:style-name="P104">The steps in a procedure should be less than a dozen (some suggest 6–8). </text:p>
        </text:list-item>
      </text:list>
      <text:list xml:id="list150149413630318" text:continue-list="list150148317134855" text:style-name="Heading_20_Tip">
        <text:list-item>
          <text:p text:style-name="P102">Tip</text:p>
        </text:list-item>
      </text:list>
      <text:p text:style-name="P62">If each step has multiple paragraphs or you have more than about a dozen steps, you may need to break down the list into smaller lists or else present the points as ordinary body text. </text:p>
      <text:h text:style-name="P89" text:outline-level="2"><text:bookmark-start text:name="__RefHeading___Toc6296_678070554"/>Outline lists<text:bookmark-end text:name="__RefHeading___Toc6296_678070554"/></text:h>
      <text:p text:style-name="P15">Outline lists summarize the structure of a much longer, typically unwritten document. In finished technical and legal documents, they are used in headings to make the structure obvious, although this use is becoming less common than it was a few decades ago.</text:p>
      <text:p text:style-name="P15">Writer gives several options for outline lists (see Figure <text:sequence-ref text:reference-format="value" text:ref-name="refFigure2">3</text:sequence-ref>). List styles create an outline method that uses a single paragraph style. When such a paragraph style is in use, you change the level and the numbering by pressing the <text:span text:style-name="Keystroke">Tab</text:span> key to descend a level, and <text:span text:style-name="Keystroke">Shift+Tab</text:span> to ascend a level. This single style outlining is by far the quickest to apply and learn.</text:p>
      <text:p text:style-name="P14">You can choose to use outline lists when writing a document and then, before publication, remove the letters and numbers of the outline by changing or removing the numbering style associated with the paragraph style.</text:p>
      <text:p text:style-name="P56"><draw:frame draw:style-name="fr2" draw:name="Frame8" text:anchor-type="as-char" svg:width="8.961cm" draw:z-index="13"><draw:text-box fo:min-height="4.893cm"><text:p text:style-name="P67"><draw:frame draw:style-name="fr10" draw:name="Image11" text:anchor-type="paragraph" svg:width="8.961cm" svg:height="5.417cm" draw:z-index="14"><draw:image xlink:href="Pictures/100002010000025A0000016C2977A7088F2156AD.png" xlink:type="simple" xlink:show="embed" xlink:actuate="onLoad" loext:mime-type="image/png"/></draw:frame>Figure <text:sequence text:ref-name="refFigure2" text:name="Figure" text:formula="ooow:Figure+1" style:num-format="1">3</text:sequence>: Writer’s pre-defined outline list styles</text:p></draw:text-box></draw:frame></text:p>
      <text:h text:style-name="P94" text:outline-level="3"><text:bookmark-start text:name="__RefHeading___Toc3082_2785891639"/>The conventions for outline lists<text:bookmark-end text:name="__RefHeading___Toc3082_2785891639"/></text:h>
      <text:p text:style-name="P16">The conventions for outline lists are:</text:p>
      <text:list xml:id="list150148890528269" text:continue-list="list150148558695385" text:style-name="List_20_1">
        <text:list-item>
          <text:p text:style-name="P104">Usually, a different numbering system is used for each level to help distinguish them.</text:p>
        </text:list-item>
        <text:list-item>
          <text:p text:style-name="P104"><text:soft-page-break/>Levels can be ordered using Arabic numerals, upper and lower case Roman numerals, and upper and lower case letters.</text:p>
        </text:list-item>
        <text:list-item>
          <text:p text:style-name="P104">Upper case Roman numerals are usually reserved for the top level, and upper case letters are used before lower case ones. Another alternative is Arabic numbers followed by lower case letters. However, these rules are not fixed.</text:p>
        </text:list-item>
        <text:list-item>
          <text:p text:style-name="P104">In technical manuals, multiple levels used to be common in headings (for instance, I.A.2 or 1.1.1). This style has largely fallen out of practice except in a few specialized cases such as legal documents, for the obvious reason that they are hard to remember. Also, if each heading is indented, after two or three levels almost no space is left for text.</text:p>
        </text:list-item>
      </text:list>
      <text:h text:style-name="P83" text:outline-level="1"><text:bookmark-start text:name="__RefHeading___Toc33252_328704908"/>Combining list and paragraph styles<text:bookmark-end text:name="__RefHeading___Toc33252_328704908"/></text:h>
      <text:p text:style-name="P7">Paragraph styles are essential to lists and outlining. When applying a list style, the underlying paragraph style remains unchanged. If your list must also have a certain font size, indentations, and so on, you might expect to first apply a paragraph style and then a list style (or the other way around). However, you can embed a list style in a paragraph style using the <text:span text:style-name="Emphasis">Outline &amp; Numbering</text:span> tab of the Paragraph Style dialog, and then apply only the paragraph style to the list.</text:p>
      <text:p text:style-name="P60">This section gives an example of combining list and paragraph styles:</text:p>
      <text:list xml:id="list1753552806" text:style-name="Numbering_20_1">
        <text:list-item text:start-value="1">
          <text:p text:style-name="P109">Create a list style you want to use for the paragraph. For example: MyNumberedList.</text:p>
        </text:list-item>
        <text:list-item>
          <text:p text:style-name="P109">Create a new paragraph style.</text:p>
        </text:list-item>
        <text:list-item>
          <text:p text:style-name="P109">On the <text:span text:style-name="Emphasis">Organizer</text:span> tab of the Paragraph Style dialog:</text:p>
        </text:list-item>
      </text:list>
      <text:list xml:id="list1676455235" text:style-name="Numbering_20_2">
        <text:list-item>
          <text:p text:style-name="P115">Give the new paragraph style a name, say NumberedParagraph.</text:p>
        </text:list-item>
        <text:list-item>
          <text:p text:style-name="P115">For the Next Style, choose NumberedParagraph (this will make the following paragraph also be in this style, until you choose a different style).</text:p>
        </text:list-item>
        <text:list-item>
          <text:p text:style-name="P115">In <text:span text:style-name="Emphasis">Inherited from</text:span>, choose None.</text:p>
        </text:list-item>
      </text:list>
      <text:list xml:id="list150148833060472" text:continue-list="list1753552806" text:style-name="Numbering_20_1">
        <text:list-item>
          <text:p text:style-name="P109">Set up this paragraph style to your liking. Because the indentation is controlled by the List style, to avoid undesired interactions do not change the indent settings on the <text:span text:style-name="Emphasis">Indents &amp; Spacing</text:span> tab. (You might want to change the spacing above and below the paragraph.)</text:p>
        </text:list-item>
        <text:list-item>
          <text:p text:style-name="P109">On the <text:span text:style-name="Emphasis">Outline &amp; Numbering</text:span> tab (Figure <text:sequence-ref text:reference-format="value" text:ref-name="refFigure3">4</text:sequence-ref>), choose the MyNumberedList style created in step 1. See Figure <text:sequence-ref text:reference-format="value" text:ref-name="refFigure3">4</text:sequence-ref>.</text:p>
        </text:list-item>
        <text:list-item>
          <text:p text:style-name="P109">Click <text:span text:style-name="Strong_20_Emphasis">OK</text:span> to save this style.</text:p>
        </text:list-item>
      </text:list>
      <text:p text:style-name="P56"><draw:frame draw:style-name="fr1" draw:name="Frame2" text:anchor-type="as-char" svg:width="15cm" draw:z-index="18"><draw:text-box fo:min-height="6.849cm"><text:p text:style-name="P68"><draw:frame draw:style-name="fr15" draw:name="Image18" text:anchor-type="paragraph" svg:width="15cm" style:rel-width="100%" svg:height="6.849cm" style:rel-height="scale" draw:z-index="21"><draw:image xlink:href="Pictures/10000201000003000000015FFC47AF9CC359336A.png" xlink:type="simple" xlink:show="embed" xlink:actuate="onLoad" loext:mime-type="image/png"/></draw:frame>Figure <text:sequence text:ref-name="refFigure3" text:name="Figure" text:formula="ooow:Figure+1" style:num-format="1">4</text:sequence>: Assigning a List style to a Paragraph style</text:p></draw:text-box></draw:frame></text:p>
      <text:p text:style-name="P7"><text:soft-page-break/>To have full control, it is common practice to define three base paragraph styles for lists: <text:span text:style-name="Emphasis">List Start</text:span> for the first element of the list, <text:span text:style-name="Emphasis">List Continue</text:span> for the subsequent elements of the list, and <text:span text:style-name="Emphasis">List End</text:span> for the last element of the list. You could also define a paragraph style to be used for unnumbered list items (one for each nested level you intend to use) as well as an introductory style for the paragraph preceding the start of the list, to allow for keeping the introductory paragraph with the first list item or for specifying spacing before the first list item that is different from the spacing between other paragraphs.</text:p>
      <text:h text:style-name="Heading_20_2" text:outline-level="2"><text:bookmark-start text:name="__RefHeading___Toc14887_2028763429"/>Nesting lists<text:bookmark-end text:name="__RefHeading___Toc14887_2028763429"/></text:h>
      <text:p text:style-name="P48">A nested list – a list within a list – is a numbered or bulleted list with subordinate (usually indented) numbered or bulleted lists. Rather than being just a list of numbered items (1, 2, 3...), a nested list may have item 1, then indented items numbered a, b, c or i, ii, iii or some other numbering method before the main number 2. With numbering styles, you can achieve any combination of numbering formats you want. A nested list may even combine numbered items with bulleted items.</text:p>
      <text:p text:style-name="P17">To nest a list, you have two choices. The first is to create a list style, and set up two or more list levels with different formatting choices on the <text:span text:style-name="Emphasis">Position</text:span> and <text:span text:style-name="Emphasis">Customize</text:span> tabs. The advantage of list levels is that each level can be formatted separately, but all the levels remain connected. You can switch to the next level below by pressing the <text:span text:style-name="Keystroke">Tab</text:span> key, or to the one above by pressing <text:span text:style-name="Keystroke">Shift+Tab</text:span>.</text:p>
      <text:p text:style-name="P18">The preview pane can help you set up each list level, and the customized list style is associated with a paragraph style for use.</text:p>
      <text:p text:style-name="P7">To switch to a lower list level while using the associated paragraph style, press the <text:span text:style-name="Keystroke">Tab</text:span> key before entering content; to switch to a higher list level, press <text:span text:style-name="Keystroke">Shift+Tab</text:span>.</text:p>
      <text:p text:style-name="P18">The second choice is to create two list styles, then associate each list style with a separate paragraph style.</text:p>
      <text:p text:style-name="P18">Neither choice has any advantage over the other, since you are still dealing with the same options. However, in both cases, each nested list is typically indented more than the list level above it. Typically, too, each list level will use a different bullet style or numbering system.</text:p>
      <text:p text:style-name="P17">Style names like <text:span text:style-name="Emphasis">Bulleted</text:span> and <text:span text:style-name="Emphasis">Bulleted 2</text:span> or <text:span text:style-name="Emphasis">Nested</text:span> will help to remind you of the relation between the two paragraph styles. For convenience, use the same names for both the Paragraph and List styles, since they cannot be mixed up.</text:p>
      <text:p text:style-name="P56"><draw:frame draw:style-name="fr4" draw:name="Frame3" text:anchor-type="as-char" svg:width="11.116cm" draw:z-index="23"><draw:text-box fo:min-height="5.895cm"><text:p text:style-name="P67"><draw:frame draw:style-name="fr22" draw:name="Image81" text:anchor-type="paragraph" svg:width="11.268cm" style:rel-width="101%" svg:height="5.403cm" style:rel-height="scale" draw:z-index="24"><draw:image xlink:href="Pictures/10000000000004A1000002374BADBFB41EF00E61.png" xlink:type="simple" xlink:show="embed" xlink:actuate="onLoad" loext:mime-type="image/png"/></draw:frame>Figure <text:sequence text:ref-name="refFigure4" text:name="Figure" text:formula="ooow:Figure+1" style:num-format="1">5</text:sequence>: Nested lists created using two separate list styles</text:p></draw:text-box></draw:frame></text:p>
      <text:h text:style-name="P83" text:outline-level="1"><text:bookmark-start text:name="__RefHeading___Toc14889_2028763429"/>Outlining with paragraph styles<text:bookmark-end text:name="__RefHeading___Toc14889_2028763429"/></text:h>
      <text:p text:style-name="P7">LibreOffice has several ways to outline using paragraph styles. With <text:span text:style-name="Strong_20_Emphasis">Tools &gt; Chapter Numbering</text:span>, you can choose a numbering style for each paragraph style, making it part of the outline levels. Alternatively, you can associate each Heading style with a separate list style using the Styles deck in the Sidebar.</text:p>
      <text:p text:style-name="P19"><text:soft-page-break/>An easier form of outlining is to create a single list style for outlining. You can manually set up the different levels on the list style’s <text:span text:style-name="Emphasis">Customize</text:span> tab, or you can get much the same result by selecting a pre-defined pattern from the list style’s <text:span text:style-name="Emphasis">Outline</text:span> tab instead.</text:p>
      <text:p text:style-name="P7">To use the paragraph style, press <text:span text:style-name="Keystroke">Enter+Tab</text:span> to add a sub-level paragraph. The sub-level paragraph automatically uses the numbering pattern of the list style. To raise the level of a paragraph style, press <text:span text:style-name="Keystroke">Enter+Tab+Shift</text:span>.</text:p>
      <text:h text:style-name="P88" text:outline-level="2"><text:bookmark-start text:name="__RefHeading___Toc14891_2028763429"/>Creating outlines with a single paragraph style<text:bookmark-end text:name="__RefHeading___Toc14891_2028763429"/></text:h>
      <text:p text:style-name="P60">To set up a single paragraph style for outlining:</text:p>
      <text:list xml:id="list150148168572554" text:continue-list="list150148833060472" text:style-name="Numbering_20_1">
        <text:list-item text:start-value="1">
          <text:p text:style-name="P109">Create a list style and associate it with one of the pre-defined formats on the <text:span text:style-name="Emphasis">Outline</text:span> tab.</text:p>
        </text:list-item>
        <text:list-item>
          <text:p text:style-name="P109">Select or make a paragraph style for outlining. You cannot use the <text:span text:style-name="Emphasis">Heading 1-10</text:span> styles. Presumably, this restriction prevents confusion between a single paragraph style outline and the registered outline levels (see next section).</text:p>
        </text:list-item>
        <text:list-item>
          <text:p text:style-name="P109">On the <text:span text:style-name="Emphasis">Organizer</text:span> tab of the paragraph style, set the style to use itself as the <text:span text:style-name="Emphasis">Next style</text:span>.</text:p>
        </text:list-item>
        <text:list-item>
          <text:p text:style-name="P109">Assign the list style to the paragraph style using the <text:span text:style-name="Emphasis">Numbering</text:span> field on the paragraph style’s <text:span text:style-name="Emphasis">Outline &amp; Numbering </text:span>tab.</text:p>
        </text:list-item>
      </text:list>
      <text:h text:style-name="P88" text:outline-level="2"><text:bookmark-start text:name="__RefHeading___Toc14893_2028763429"/>Adding paragraph styles to outline levels<text:bookmark-end text:name="__RefHeading___Toc14893_2028763429"/></text:h>
      <text:p text:style-name="P20">Outline levels are a concept used throughout LibreOffice to automate advanced features. For example, outline levels determine which paragraph styles are displayed by default in the Navigator under <text:span text:style-name="Emphasis">Headings</text:span>, and in a table of contents.</text:p>
      <text:p text:style-name="P21">By default, outline levels are mapped to the <text:span text:style-name="Emphasis">Heading 1-10</text:span> paragraph styles.<text:span text:style-name="Emphasis"> Outline Level 1</text:span> is mapped to <text:span text:style-name="Emphasis">Heading 1</text:span>, and so on. You can change these mappings, or add another paragraph style to an outline level in the <text:span text:style-name="Emphasis">Outline level</text:span> field on the<text:span text:style-name="Emphasis"> Outline &amp; Numbering</text:span> tab (see Figure <text:sequence-ref text:reference-format="value" text:ref-name="refFigure5">6</text:sequence-ref>).</text:p>
      <text:p text:style-name="P58"><draw:frame draw:style-name="fr1" draw:name="Frame4" text:anchor-type="as-char" svg:width="14.792cm" draw:z-index="25"><draw:text-box fo:min-height="7.243cm"><text:p text:style-name="P70"><draw:frame draw:style-name="fr21" draw:name="Image13" text:anchor-type="paragraph" svg:width="14.792cm" style:rel-width="100%" svg:height="6.68cm" style:rel-height="scale" draw:z-index="26"><draw:image xlink:href="Pictures/10000201000002FF00000138D5AC1B5E506ED7BB.png" xlink:type="simple" xlink:show="embed" xlink:actuate="onLoad" loext:mime-type="image/png"/></draw:frame>Figure <text:sequence text:ref-name="refFigure5" text:name="Figure" text:formula="ooow:Figure+1" style:num-format="1">6</text:sequence>: Assigning a paragraph style to an outline level</text:p></draw:text-box></draw:frame></text:p>
      <text:list xml:id="list150148770689933" text:continue-list="list150149413630318" text:style-name="Heading_20_Tip">
        <text:list-item>
          <text:p text:style-name="P102">Tip</text:p>
        </text:list-item>
      </text:list>
      <text:p text:style-name="P63">You can assign more than one paragraph style to an outline level, but only one paragraph style displays in <text:span text:style-name="Strong_20_Emphasis">Tools &gt; Chapter Numbering</text:span>.</text:p>
      <text:h text:style-name="P83" text:outline-level="1"><text:bookmark-start text:name="__RefHeading___Toc15004_1621390682"/><text:soft-page-break/>Applying list styles<text:bookmark-end text:name="__RefHeading___Toc15004_1621390682"/></text:h>
      <text:p text:style-name="P7">List styles define properties such as indentation, numbering style (for example, <text:span text:style-name="Emphasis">1,2,3</text:span>; <text:span text:style-name="Emphasis">a,b,c</text:span>; or bullets), and punctuation after the number, but they do not by themselves define properties such as font, borders, text flow, and so on. The latter are properties of paragraph styles.</text:p>
      <text:p text:style-name="P7">If your list needs to have specific paragraph-style properties, embed the list style into paragraph styles, as explained in Chapter 9. You can then create a list by applying paragraph styles alone.</text:p>
      <text:p text:style-name="P7">Writer has two series of predefined list styles, named <text:span text:style-name="Emphasis">List</text:span> (for bullet lists) and <text:span text:style-name="Emphasis">Numbering</text:span> (for numbered lists). Each series contains five list styles, intended for the different levels of a nested list. As with any style, you can redefine the properties of these styles, for example the numbering or bullet symbol and the indentation. You can also define other list styles in these series or create your own series.</text:p>
      <text:p text:style-name="P7">Each of the list styles predefined in Writer has four associated paragraph styles. For more information, see Chapter 9.</text:p>
      <text:p text:style-name="P7">If you only want to apply a list style (that is, the numbering or bullet symbol and the indentation), then place the cursor in the paragraph and double-click on the desired list style in the List Styles section of the Styles deck in the Sidebar.</text:p>
      <text:p text:style-name="P7">List styles can have up to ten levels, used for nested lists. To switch from one level to another, use the <text:span text:style-name="Strong_20_Emphasis">Promote One Level</text:span> or <text:span text:style-name="Strong_20_Emphasis">Demote One Level</text:span> icons on the Bullets and Numbering toolbar, or press the <text:span text:style-name="Keystroke">Tab</text:span> key (one level down) or <text:span text:style-name="Keystroke">Shift+Tab</text:span> keys (one level up), or right-click on the list element and select <text:span text:style-name="Strong_20_Emphasis">Promote One Level</text:span> or <text:span text:style-name="Strong_20_Emphasis">Demote One Level</text:span> from the context menu.</text:p>
      <text:h text:style-name="P90" text:outline-level="2"><text:bookmark-start text:name="__RefHeading___Toc334565_2418320379"/>Restarting or continuing the numbering<text:bookmark-end text:name="__RefHeading___Toc334565_2418320379"/></text:h>
      <text:p text:style-name="P38">When creating more than one numbered list of the same type within the same chapter, Writer applies sequential numbering to all the lists. Sometimes this is what you want (for example, when placing illustrations between the numbered paragraphs), while at other times you want to restart the numbering.</text:p>
      <text:p text:style-name="P38">To restart the numbering of any numbered list, right-click the paragraph and select <text:span text:style-name="Strong_20_Emphasis">Bullets and Numbering &gt; Restart Numbering</text:span> from the context menu or use the <text:span text:style-name="Emphasis">Restart at this paragraph</text:span> option in the <text:span text:style-name="Emphasis">Numbering</text:span> section on the Paragraph dialog (Figure <text:sequence-ref text:reference-format="value" text:ref-name="refFigure6">7</text:sequence-ref>).</text:p>
      <text:p text:style-name="P57"><draw:frame draw:style-name="fr1" draw:name="Frame29" text:anchor-type="as-char" svg:width="14.748cm" draw:z-index="27"><draw:text-box fo:min-height="5.584cm"><text:p text:style-name="P69"><draw:frame draw:style-name="fr10" draw:name="Image10" text:anchor-type="paragraph" svg:width="14.748cm" svg:height="7.22cm" draw:z-index="28"><draw:image xlink:href="Pictures/1000020100000300000001780AAF12035BC55C56.png" xlink:type="simple" xlink:show="embed" xlink:actuate="onLoad" loext:mime-type="image/png"/></draw:frame>Figure <text:sequence text:ref-name="refFigure6" text:name="Figure" text:formula="ooow:Figure+1" style:num-format="1">7</text:sequence>: Restarting paragraph numbering</text:p></draw:text-box></draw:frame></text:p>
      <text:p text:style-name="P38">When editing a document, you may want to change from restarting numbering to continuing the numbering from a previous list. To do so, right-click on the list element and choose <text:span text:style-name="Strong_20_Emphasis">Bullets and Numbering &gt; Continue previous numbering</text:span> from the context menu.</text:p>
      <text:list xml:id="list150148910059552" text:continue-list="list2292831870" text:style-name="Heading_20_Note">
        <text:list-item>
          <text:p text:style-name="P98"><text:soft-page-break/>Poznámka</text:p>
        </text:list-item>
      </text:list>
      <text:p text:style-name="P45">The <text:span text:style-name="Emphasis">Restart at this paragraph</text:span> field in the Line Numbering section of the <text:span text:style-name="Emphasis">Outline &amp; Numbering</text:span> tab is for line numbering, not paragraph numbering.</text:p>
      <text:h text:style-name="P83" text:outline-level="1"><text:bookmark-start text:name="__RefHeading___Toc6298_678070554"/>Naming list styles<text:bookmark-end text:name="__RefHeading___Toc6298_678070554"/></text:h>
      <text:p text:style-name="P37">LibreOffice provides several default names for bullets and numbered lists. You can modify these styles, and you can add your own list styles and give them descriptive names like <text:span text:style-name="Emphasis">Arabic Numeral Blue </text:span>or <text:span text:style-name="Emphasis">Lower Case Indented</text:span>.</text:p>
      <text:p text:style-name="P35">If you decide not to use these styles, you can right-click each of them in the Styles deck in the Sidebar and hide them. You can go to the <text:span text:style-name="Emphasis">Hidden</text:span> view and unhide them later if you decide to use them.</text:p>
      <text:list xml:id="list150148604251990" text:continue-list="list150148770689933" text:style-name="Heading_20_Tip">
        <text:list-item>
          <text:p text:style-name="P103">Tip</text:p>
        </text:list-item>
      </text:list>
      <text:p text:style-name="P44">Using the same name for both the list style and the paragraph style with which it is linked can make working with different types of styles much easier. If you use a character style to define the bullet or number, give it the same name, too.</text:p>
      <text:p text:style-name="P56"><draw:frame draw:style-name="fr2" draw:name="Frame9" text:anchor-type="as-char" svg:width="8.654cm" draw:z-index="32"><draw:text-box fo:min-height="6.013cm"><text:p text:style-name="P67"><draw:frame draw:style-name="fr9" draw:name="Image181" text:anchor-type="paragraph" svg:width="8.47cm" svg:height="5.41cm" draw:z-index="33"><draw:image xlink:href="Pictures/10000000000004A1000002EAD8B3629BBB0B7926.png" xlink:type="simple" xlink:show="embed" xlink:actuate="onLoad" loext:mime-type="image/png"/></draw:frame>Figure <text:sequence text:ref-name="refFigure7" text:name="Figure" text:formula="ooow:Figure+1" style:num-format="1">8</text:sequence>: Give related styles similar names and you can locate the ones you need more quickly</text:p></draw:text-box></draw:frame></text:p>
      <text:h text:style-name="P83" text:outline-level="1"><text:bookmark-start text:name="__RefHeading___Toc6302_678070554"/>Formatting list styles<text:bookmark-end text:name="__RefHeading___Toc6302_678070554"/></text:h>
      <text:p text:style-name="P50">You have two ways of formatting bullets and numbers in list styles.</text:p>
      <text:p text:style-name="P22">The quick way is to select a list style from the <text:span text:style-name="Emphasis">Bullets, Numbering Style</text:span>,<text:span text:style-name="Emphasis"> Outline</text:span>, or <text:span text:style-name="Emphasis">Image</text:span> tabs. Each of these tabs give a variety of options, although not an exhaustive list.</text:p>
      <text:p text:style-name="P22">Even if the choices on the <text:span text:style-name="Emphasis">Image</text:span> tab look old-fashioned, they can be useful; for instance, see “<text:bookmark-ref text:reference-format="text" text:ref-name="__RefHeading___Toc2895_2785891639">Example: Styling the Tips, Notes, and Cautions in this book</text:bookmark-ref>” on page <text:bookmark-ref text:reference-format="page" text:ref-name="__RefHeading___Toc2895_2785891639">18</text:bookmark-ref>.</text:p>
      <text:p text:style-name="P52">The second and more practical way is to customize bullets or numbered lists for yourself, using the <text:span text:style-name="Emphasis">Customize</text:span> and <text:span text:style-name="Emphasis">Position</text:span> tabs. Both tabs have ten levels. This setting is mostly useful for creating a single outline numbering style, in which the numbering changes each time you press the <text:span text:style-name="Keystroke">Tab</text:span> key (see “<text:bookmark-ref text:reference-format="text" text:ref-name="__RefHeading___Toc6296_678070554">Outline lists</text:bookmark-ref>” on page <text:bookmark-ref text:reference-format="page" text:ref-name="__RefHeading___Toc6296_678070554">6</text:bookmark-ref>).For most bulleted and numbered lists, either set the <text:span text:style-name="Emphasis">Level</text:span> to <text:span text:style-name="Emphasis">1</text:span>, or leave the <text:span text:style-name="Emphasis">Level</text:span> at the default <text:span text:style-name="Emphasis">1-10</text:span><text:span text:style-name="Keystroke">.</text:span></text:p>
      <text:p text:style-name="P59"><text:soft-page-break/><draw:frame draw:style-name="fr2" draw:name="Frame11" text:anchor-type="as-char" svg:width="11.501cm" draw:z-index="34"><draw:text-box fo:min-height="7.454cm"><text:p text:style-name="P67"><draw:frame draw:style-name="fr20" draw:name="Image16" text:anchor-type="paragraph" svg:width="11.501cm" svg:height="6.96cm" draw:z-index="35"><draw:image xlink:href="Pictures/1000020100000283000001FEEF7782F71AC3DF4E.png" xlink:type="simple" xlink:show="embed" xlink:actuate="onLoad" loext:mime-type="image/png"/></draw:frame>Figure <text:sequence text:ref-name="refFigure8" text:name="Figure" text:formula="ooow:Figure+1" style:num-format="1">9</text:sequence>: The bullets on the Image tab</text:p></draw:text-box></draw:frame></text:p>
      <text:h text:style-name="P88" text:outline-level="2"><text:bookmark-start text:name="__RefHeading___Toc6304_678070554"/>Positioning bullets, numbers, and list items<text:bookmark-end text:name="__RefHeading___Toc6304_678070554"/></text:h>
      <text:p text:style-name="P7">The <text:span text:style-name="Emphasis">Position</text:span> tab sets up the spacing before bullets or numbers, and between the bullet or number and the text.</text:p>
      <text:p text:style-name="P23">When a list style is linked to a paragraph style, editing the fields on the <text:span text:style-name="Emphasis">Position</text:span> tab in the list number dialog results in changes to the <text:span text:style-name="Emphasis">Indent &gt; Before text</text:span> and <text:span text:style-name="Emphasis">Indent &gt; First line</text:span> settings on the <text:span text:style-name="Emphasis">Indents &amp; Spacing</text:span> tab for the paragraph style.</text:p>
      <text:p text:style-name="P56"><draw:frame draw:style-name="fr2" draw:name="Frame12" text:anchor-type="as-char" svg:width="11.504cm" draw:z-index="36"><draw:text-box fo:min-height="7.525cm"><text:p text:style-name="P67"><draw:frame draw:style-name="fr19" draw:name="Image17" text:anchor-type="paragraph" svg:width="11.504cm" svg:height="8.068cm" draw:z-index="37"><draw:image xlink:href="Pictures/10000201000002840000020054935DCEA808B3CC.png" xlink:type="simple" xlink:show="embed" xlink:actuate="onLoad" loext:mime-type="image/png"/></draw:frame>Figure <text:sequence text:ref-name="refFigure9" text:name="Figure" text:formula="ooow:Figure+1" style:num-format="1">10</text:sequence>: The Position tab is one of two tabs in the list style dialog for customizing lists</text:p></draw:text-box></draw:frame></text:p>
      <text:p text:style-name="P23">The reverse is also true. However, to avoid complications, make all the changes on the <text:span text:style-name="Emphasis">Position</text:span> tab for the list style. Not only is that the logical place to look for changes on the list style, but adjusting the paragraph settings usually involves negative entries for the <text:span text:style-name="Emphasis">First Line</text:span> field, which can complicate editing immensely.</text:p>
      <text:h text:style-name="P94" text:outline-level="3"><text:bookmark-start text:name="__RefHeading___Toc6306_678070554"/><text:soft-page-break/>Understanding position fields<text:bookmark-end text:name="__RefHeading___Toc6306_678070554"/></text:h>
      <text:p text:style-name="P56"><draw:frame draw:style-name="fr4" draw:name="Frame13" text:anchor-type="as-char" svg:width="12.772cm" draw:z-index="38"><draw:text-box fo:min-height="7.885cm"><text:p text:style-name="Caption"><draw:frame draw:style-name="fr18" draw:name="Image183" text:anchor-type="paragraph" svg:width="7.001cm" svg:height="7.26cm" draw:z-index="39"><draw:image xlink:href="Pictures/10000000000002B2000002CDD7333DC67136591F.png" xlink:type="simple" xlink:show="embed" xlink:actuate="onLoad" loext:mime-type="image/png"/></draw:frame>Figure <text:sequence text:ref-name="refFigure10" text:name="Figure" text:formula="ooow:Figure+1" style:num-format="1">11</text:sequence>: Fields on the Position tab for list styles and what they refer to</text:p></draw:text-box></draw:frame></text:p>
      <text:p text:style-name="P54">When you are defining a new list style, the important fields on the <text:span text:style-name="Emphasis">Position</text:span> tab are:</text:p>
      <text:list xml:id="list150147961909524" text:continue-list="list150148890528269" text:style-name="List_20_1">
        <text:list-item>
          <text:p text:style-name="P104"><text:span text:style-name="Emphasis">Aligned at</text:span>: The vertical position for numbers, measured from the left margin. In most cases, you can leave this field at <text:span text:style-name="Emphasis">0</text:span> (at the left margin). However, if you use any <text:span text:style-name="Emphasis">Numbering Alignment</text:span> except<text:span text:style-name="Emphasis"> Left</text:span>, numbers set this field to another value.</text:p>
        </text:list-item>
        <text:list-item>
          <text:p text:style-name="P104"><text:span text:style-name="Emphasis">Numbering Alignment</text:span>: How the bullet or number is aligned. Most of the time, you can leave this field at the default of <text:span text:style-name="Emphasis">Left,</text:span> but if you are having trouble positioning text, changing the alignment to <text:span text:style-name="Emphasis">Center</text:span> or <text:span text:style-name="Emphasis">Right</text:span> can sometimes solve the problem, especially for lists or levels that require two-digit numbers.</text:p>
        </text:list-item>
      </text:list>
      <text:p text:style-name="Figure"><draw:frame draw:style-name="fr2" draw:name="Frame14" text:anchor-type="as-char" svg:width="15.441cm" draw:z-index="40"><draw:text-box fo:min-height="4.083cm"><text:p text:style-name="P67"><draw:frame draw:style-name="fr17" draw:name="Image182" text:anchor-type="paragraph" svg:x="0cm" svg:y="0.026cm" svg:width="15.441cm" style:rel-width="100%" svg:height="3.191cm" style:rel-height="scale" draw:z-index="41"><draw:image xlink:href="Pictures/10000000000004A1000000AB20958A897B676D5D.png" xlink:type="simple" xlink:show="embed" xlink:actuate="onLoad" loext:mime-type="image/png"/></draw:frame>Figure <text:sequence text:ref-name="refFigure11" text:name="Figure" text:formula="ooow:Figure+1" style:num-format="1">12</text:sequence>: The dotted line is the margin in this example. If the value of the Numbering Alignment is 0, then choosing Center or Right can force the numbers into the left margin.</text:p></draw:text-box></draw:frame></text:p>
      <text:list xml:id="list150148104529389" text:continue-numbering="true" text:style-name="List_20_1">
        <text:list-item>
          <text:p text:style-name="P104"><text:span text:style-name="Emphasis">Numbering followed by</text:span>: Sets the space between the number or bullet and the text. Although the choices include <text:span text:style-name="Emphasis">space</text:span> or <text:span text:style-name="Emphasis">nothing</text:span>, the choice that offers the most control is <text:span text:style-name="Emphasis">Tab Stop</text:span>. Set the exact tab in the <text:span text:style-name="Emphasis">Tab stop at</text:span> field directly below the drop-down list.</text:p>
        </text:list-item>
        <text:list-item>
          <text:p text:style-name="P104"><text:span text:style-name="Emphasis">Aligned at</text:span>: Sets where the numbers or bullets are on the line. In many cases, this setting is 0 points – that is, against the left margin.</text:p>
        </text:list-item>
        <text:list-item>
          <text:p text:style-name="P104"><text:span text:style-name="Emphasis">Indent at</text:span>: Sets the start of the text. This setting should be equal or greater to the tab stop set for <text:span text:style-name="Emphasis">Numbering followed by</text:span>.</text:p>
        </text:list-item>
      </text:list>
      <text:h text:style-name="P88" text:outline-level="2"><text:bookmark-start text:name="__RefHeading___Toc6308_678070554"/>Formatting numbered lists<text:bookmark-end text:name="__RefHeading___Toc6308_678070554"/></text:h>
      <text:p text:style-name="P49">To create a numbered list, select a numbering style from the <text:span text:style-name="Emphasis">Number</text:span> field on the <text:span text:style-name="Emphasis">Customize</text:span> tab. The selections in the drop-down list begin with typical choices for Western European languages: Arabic, upper and lower case letters, and upper and lower case Roman numerals. Scroll down, and options for Bulgarian, Russian, Serbian, and Greek are available.</text:p>
      <text:p text:style-name="P56"><text:soft-page-break/><draw:frame draw:style-name="fr2" draw:name="Frame15" text:anchor-type="as-char" svg:width="12.063cm" draw:z-index="42"><draw:text-box fo:min-height="9.43cm"><text:p text:style-name="P67"><draw:frame draw:style-name="fr16" draw:name="Image15" text:anchor-type="paragraph" svg:width="11.455cm" svg:height="8.879cm" draw:z-index="43"><draw:image xlink:href="Pictures/1000020100000281000001FB3F1E713EA19978CF.png" xlink:type="simple" xlink:show="embed" xlink:actuate="onLoad" loext:mime-type="image/png"/></draw:frame>Figure <text:sequence text:ref-name="refFigure12" text:name="Figure" text:formula="ooow:Figure+1" style:num-format="1">13</text:sequence>: Select a numbering style from the Customize tab</text:p></draw:text-box></draw:frame></text:p>
      <text:h text:style-name="P94" text:outline-level="3"><text:bookmark-start text:name="__RefHeading___Toc6310_678070554"/>Adding characters before and after numbers<text:bookmark-end text:name="__RefHeading___Toc6310_678070554"/></text:h>
      <text:p text:style-name="P24">You can set up to 40 characters before or after the actual number using the <text:span text:style-name="Emphasis">Before</text:span> and <text:span text:style-name="Emphasis">After</text:span> fields. These characters are added automatically whenever the list style they are attached to is applied.</text:p>
      <text:p text:style-name="P24">Common characters after a number might be a period, a parenthesis, or both. Alternatively, you might put a parenthesis both before or after the number, or text such as <text:span text:style-name="Emphasis">Step # </text:span>in the <text:span text:style-name="Emphasis">Before</text:span> field. In a <text:span text:style-name="Emphasis">List Cont.</text:span> style, you might add <text:span text:style-name="Emphasis">(Continued)</text:span> before.</text:p>
      <text:p text:style-name="P25">More elaborately, you might set a paragraph style to start at the top of the page, then attach to it a list style with text so that the paragraph style will automatically add text. </text:p>
      <text:p text:style-name="P26">In a numbered list, you can choose the number of outline levels in the list by adjusting the <text:span text:style-name="Emphasis">Show sublevels </text:span>field. For example, if you decided to show three sublevels, the first use of the third sublevel would be numbered 1.1.1.</text:p>
      <text:list xml:id="list150148985534203" text:continue-list="list150148910059552" text:style-name="Heading_20_Note">
        <text:list-item>
          <text:p text:style-name="P99">Poznámka</text:p>
        </text:list-item>
      </text:list>
      <text:p text:style-name="P44">Using the <text:span text:style-name="Emphasis">Before</text:span>, <text:span text:style-name="Emphasis">After</text:span>, and/or<text:span text:style-name="Emphasis"> Show sublevels</text:span> fields means that the settings on the <text:span text:style-name="Emphasis">Position</text:span> tab need to be adjusted so there is enough space between the number and the text.</text:p>
      <text:h text:style-name="P94" text:outline-level="3"><text:bookmark-start text:name="__RefHeading___Toc6312_678070554"/>Setting the character style<text:bookmark-end text:name="__RefHeading___Toc6312_678070554"/></text:h>
      <text:p text:style-name="P27">By default, the <text:span text:style-name="Emphasis">Character Style</text:span> field for numbered lists is set to the <text:span text:style-name="Emphasis">Numbering Symbol</text:span> character style, and for bulleted lists to the <text:span text:style-name="Emphasis">Bullets</text:span> character style. </text:p>
      <text:p text:style-name="P27">For most purposes, you probably have no reason to change these defaults. Unless modified, these character styles use the same font and font size as the <text:span text:style-name="Emphasis">Default Style</text:span> character style, and apply to both the number and any text in the <text:span text:style-name="Emphasis">Before</text:span> or <text:span text:style-name="Emphasis">After</text:span> fields.</text:p>
      <text:p text:style-name="P28">Common modifications include making the numbers or bullets larger, giving them a corporate color, making them bold, or using a condensed version of a font.</text:p>
      <text:list xml:id="list150148975916563" text:continue-numbering="true" text:style-name="Heading_20_Note">
        <text:list-item>
          <text:p text:style-name="P100">Poznámka</text:p>
        </text:list-item>
      </text:list>
      <text:p text:style-name="P44">You may need to change the text indent if you use a larger font, especially for two or three digit numbers. The line height may also need to be increased.</text:p>
      <text:h text:style-name="P95" text:outline-level="3"><text:bookmark-start text:name="__RefHeading___Toc40053_593557892"/><text:soft-page-break/>Example: Formatting large list numbers<text:bookmark-end text:name="__RefHeading___Toc40053_593557892"/></text:h>
      <text:p text:style-name="P29">You may want to have the numbers in a larger or different font, or a different color, from the text of the list. To create this effect, follow these steps:</text:p>
      <text:list xml:id="list150147678004868" text:continue-list="list150148168572554" text:style-name="Numbering_20_1">
        <text:list-item text:start-value="1">
          <text:p text:style-name="P109">Create a new character style for the numbers, or modify an existing character style. For this example, the new style is named Numbers Large.</text:p>
          <text:p text:style-name="P110">On the <text:span text:style-name="Emphasis">Font</text:span> tab of the character style dialog, increase the font size. To change the color of the number, go to the <text:span text:style-name="Emphasis">Font Effects</text:span> tab. Click <text:span text:style-name="Strong_20_Emphasis">OK</text:span> to save the new or modified character style.</text:p>
        </text:list-item>
        <text:list-item>
          <text:p text:style-name="P110">Create a new list style, or modify an existing list style. On the <text:span text:style-name="Emphasis">Customize</text:span> tab of the numbering style dialog (Figure <text:sequence-ref text:reference-format="value" text:ref-name="refFigure13">14</text:sequence-ref>), choose the character style you created or modified. For this example, choose Numbers Large. Click <text:span text:style-name="Strong_20_Emphasis">OK</text:span> to save the style.</text:p>
        </text:list-item>
        <text:list-item>
          <text:p text:style-name="P110">Create a new paragraph style, or modify an existing paragraph style. On the <text:span text:style-name="Emphasis">Outline &amp; Numbering</text:span> tab of the paragraph style dialog, choose the numbering style you created or modified.</text:p>
        </text:list-item>
        <text:list-item>
          <text:p text:style-name="P111">Apply the paragraph style in the usual way to the items of the list.</text:p>
        </text:list-item>
      </text:list>
      <text:p text:style-name="P56"><draw:frame draw:style-name="fr1" draw:name="Frame28" text:anchor-type="as-char" svg:width="12cm" draw:z-index="5"><draw:text-box fo:min-height="9.38cm"><text:p text:style-name="P71"><draw:frame draw:style-name="fr15" draw:name="Image9" text:anchor-type="paragraph" svg:width="12cm" style:rel-width="100%" svg:height="9.38cm" style:rel-height="scale" draw:z-index="6"><draw:image xlink:href="Pictures/1000020100000282000001F60D5EFE96FF8A3B56.png" xlink:type="simple" xlink:show="embed" xlink:actuate="onLoad" loext:mime-type="image/png"/></draw:frame>Figure <text:sequence text:ref-name="refFigure13" text:name="Figure" text:formula="ooow:Figure+1" style:num-format="1">14</text:sequence>: Choosing the character style for the numbers of a list</text:p></draw:text-box></draw:frame></text:p>
      <text:list xml:id="list2377795833" text:style-name="Heading_20_Caution">
        <text:list-item>
          <text:p text:style-name="P97">Upozornění</text:p>
        </text:list-item>
      </text:list>
      <text:p text:style-name="P65">If you modify an existing character, list, or paragraph style, the changes will affect all lists in the document that use those styles.</text:p>
      <text:h text:style-name="P94" text:outline-level="3"><text:bookmark-start text:name="__RefHeading___Toc85742_1448087769"/>Working with two-digit list numbers<text:bookmark-end text:name="__RefHeading___Toc85742_1448087769"/></text:h>
      <text:p text:style-name="P39">Numbered lists with two digits can displace list items (see Figure <text:sequence-ref text:reference-format="value" text:ref-name="refFigure14">15</text:sequence-ref>). You can correct this problem in several ways:</text:p>
      <text:list xml:id="list150148267876606" text:continue-list="list150148104529389" text:style-name="List_20_1">
        <text:list-item>
          <text:p text:style-name="P106">Never have a list with more than nine items. Rewrite lists that have more, combining steps or dividing one list into two or more shorter ones. This arrangement may make your instructions easier to remember.</text:p>
        </text:list-item>
        <text:list-item>
          <text:p text:style-name="P106"><text:soft-page-break/>Add extra space between the number and the list item using the <text:span text:style-name="Emphasis">Indent at </text:span>field on the <text:span text:style-name="Emphasis">Position</text:span> tab of the dialog. Do not add so much space that the association between numbers and list items is lost.</text:p>
        </text:list-item>
        <text:list-item>
          <text:p text:style-name="P106">Adjust the size of the numbers using the<text:span text:style-name="Emphasis"> Character Style</text:span> field on the <text:span text:style-name="Emphasis">Customize</text:span> tab.</text:p>
        </text:list-item>
        <text:list-item>
          <text:p text:style-name="P106">Set the <text:span text:style-name="Emphasis">Numbering Alignment</text:span> to<text:span text:style-name="Emphasis"> Right</text:span>. Watch that this change does not extend numbers into the left margin.</text:p>
        </text:list-item>
      </text:list>
      <text:p text:style-name="P56"><draw:frame draw:style-name="fr2" draw:name="Frame17" text:anchor-type="as-char" svg:width="10.321cm" draw:z-index="10"><draw:text-box fo:min-height="3.835cm"><text:p text:style-name="P67"><draw:frame draw:style-name="fr14" draw:name="Image185" text:anchor-type="paragraph" svg:x="0.097cm" svg:y="0cm" svg:width="8.41cm" svg:height="2.958cm" draw:z-index="12"><draw:image xlink:href="Pictures/10000000000003E800000163D5C602ABEEDCB48D.png" xlink:type="simple" xlink:show="embed" xlink:actuate="onLoad" loext:mime-type="image/png"/></draw:frame>Figure <text:sequence text:ref-name="refFigure14" text:name="Figure" text:formula="ooow:Figure+1" style:num-format="1">15</text:sequence>: Unless extra spacing is provided, the list items are displaced when the numbering enters two digits.</text:p></draw:text-box></draw:frame></text:p>
      <text:list xml:id="list150147749991908" text:continue-list="list150148604251990" text:style-name="Heading_20_Tip">
        <text:list-item>
          <text:p text:style-name="P102"><text:bookmark-start text:name="__RefHeading___Toc6316_678070554"/>Tip<text:bookmark-end text:name="__RefHeading___Toc6316_678070554"/></text:p>
        </text:list-item>
      </text:list>
      <text:p text:style-name="P66">People occasionally ask for numbered lists that count down from the starting number, instead of up, presumably for Top 10 lists and other countdowns. Unfortunately, LibreOffice will not automatically generate numbers for reverse order in lists. A reverse order list must be entered manually.</text:p>
      <text:h text:style-name="P88" text:outline-level="2"><text:bookmark-start text:name="__RefHeading___Toc6318_678070554"/>Formatting bullet lists<text:bookmark-end text:name="__RefHeading___Toc6318_678070554"/></text:h>
      <text:p text:style-name="P7">The default character style for bullets is <text:span text:style-name="Emphasis">Bullets</text:span>. It gives you a standard bullet for the Default style. However, you might want to change the symbol using the <text:span text:style-name="Emphasis">Character</text:span> field on the <text:span text:style-name="Emphasis">Customize</text:span> tab. Selecting the <text:span text:style-name="Emphasis">Character</text:span> field opens a dialog from which you can choose any symbol supported by the current font.</text:p>
      <text:p text:style-name="P30">To choose a truly unusual bullet, set the character style to use a dingbat font. However, be careful: too detailed or unusual a dingbat distracts from the contents.</text:p>
      <text:list xml:id="list150148991226350" text:continue-list="list2377795833" text:style-name="Heading_20_Caution">
        <text:list-item>
          <text:p text:style-name="P97">Upozornění</text:p>
        </text:list-item>
      </text:list>
      <text:p text:style-name="P44">When you use an unusual character style for bullets, be sure to embed the font used when you share a file.</text:p>
      <text:p text:style-name="P7">If your design includes nested bullets – that is, bullet lists within bullet lists – you might want to create an additional list style with a name like <text:span text:style-name="Emphasis">Bullets2</text:span>. </text:p>
      <text:p text:style-name="P30">However, if you do use more than one bullet list style, make sure their designs are compatible. In fact, indenting the nested bullets and nothing more is enough to distinguish them from the top level bullets.</text:p>
      <text:h text:style-name="P94" text:outline-level="3"><text:bookmark-start text:name="__RefHeading___Toc6320_678070554"/>Example: Making a checklist<text:bookmark-end text:name="__RefHeading___Toc6320_678070554"/></text:h>
      <text:p text:style-name="P80">Depending on the characters you choose, bulleted list styles can serve as more than unordered lists. For example, a bullet list can be made into a checklist by selecting the font or character used for the bullet.</text:p>
      <text:p text:style-name="P64"><text:soft-page-break/><draw:frame draw:style-name="fr3" draw:name="Frame19" text:anchor-type="as-char" svg:y="-2.935cm" svg:width="8.548cm" draw:z-index="16"><draw:text-box fo:min-height="2.863cm"><text:p text:style-name="P53"><draw:frame draw:style-name="fr13" draw:name="Image186" text:anchor-type="paragraph" svg:x="0.12cm" svg:y="0cm" svg:width="5.891cm" svg:height="2.297cm" draw:z-index="22"><draw:image xlink:href="Pictures/100000000000031A0000012A437393AFFEBC951D.png" xlink:type="simple" xlink:show="embed" xlink:actuate="onLoad" loext:mime-type="image/png"/></draw:frame>Figure <text:sequence text:ref-name="refFigure15" text:name="Figure" text:formula="ooow:Figure+1" style:num-format="1">16</text:sequence>: Three bullet list styles for checklists</text:p></draw:text-box></draw:frame></text:p>
      <text:p text:style-name="P7">If you want a checklist to be used with a pen, set up the list style in the usual way, using a character style that uses the OpenSymbol font that ships with LibreOffice, and assign the character <text:span text:style-name="Keystroke">U+E00B</text:span> (a shaded open box) as the bullet (that is two zeros, not lower case “o”s). Print the list, and it is immediately ready for use. Add some corporate branding and letterhead, and the To Do list can be used in business.</text:p>
      <text:p text:style-name="P7">If you want to use the list on the computer, create two list styles, one that uses the character <text:span text:style-name="Keystroke">U+2752</text:span>, and one that uses the character <text:span text:style-name="Keystroke">U+E531</text:span> (a box with a check mark). Create the list using the first style, then tick off an item by applying the second style to it.</text:p>
      <text:p text:style-name="P7">Depending on the purpose of the list, you can also create a third list style that uses the character <text:span text:style-name="Keystroke">U+E532</text:span> (an X mark) to indicate items that were not completed.</text:p>
      <text:h text:style-name="P88" text:outline-level="2"><text:bookmark-start text:name="__RefHeading___Toc6322_678070554"/>Using images as bullets<text:bookmark-end text:name="__RefHeading___Toc6322_678070554"/></text:h>
      <text:p text:style-name="P31">Using an image instead of a standard bullet is a convenient way to add some originality to your document. However, you are limited by the small size at which most bullets display. Mostly, simple images with strong contrast work best as a substitute bullet. Often, a black and white image is more effective.</text:p>
      <text:p text:style-name="P31">Images used for bullets are also a way to position an image on a page. In particular, they can be used to create warning signs and indications in a technical manual or an informal text.</text:p>
      <text:p text:style-name="P32">In either case, select a graphic to use from <text:span text:style-name="Strong_20_Emphasis">Customize &gt; Number</text:span> in the dialog for the List style.</text:p>
      <text:p text:style-name="P32">Choosing <text:span text:style-name="Emphasis">Graphics</text:span> embeds the picture within the document file. By contrast, <text:span text:style-name="Emphasis">Linked graphics </text:span>only adds a link to the graphic.</text:p>
      <text:list xml:id="list150148295588150" text:continue-list="list150147749991908" text:style-name="Heading_20_Tip">
        <text:list-item>
          <text:p text:style-name="P102">Tip</text:p>
        </text:list-item>
      </text:list>
      <text:p text:style-name="P44">If the image is cut off, either adjust the image size or else change the line spacing to <text:span text:style-name="Emphasis">At Least </text:span>so the top half of the characters in a line is not chopped off.</text:p>
      <text:p text:style-name="P56"><text:soft-page-break/><draw:frame draw:style-name="fr2" draw:name="Frame20" text:anchor-type="as-char" svg:width="12.679cm" draw:z-index="44"><draw:text-box fo:min-height="9.791cm"><text:p text:style-name="P67"><draw:frame draw:style-name="fr12" draw:name="Image14" text:anchor-type="paragraph" svg:x="0.049cm" svg:y="0cm" svg:width="12.629cm" svg:height="8.899cm" draw:z-index="45"><draw:image xlink:href="Pictures/1000020100000282000002012BA9B17492227469.png" xlink:type="simple" xlink:show="embed" xlink:actuate="onLoad" loext:mime-type="image/png"/></draw:frame>Figure <text:sequence text:ref-name="refFigure16" text:name="Figure" text:formula="ooow:Figure+1" style:num-format="1">17</text:sequence>: The fields for using a picture as a bullet appear after you have selected <text:span text:style-name="Strong_20_Emphasis">Customize</text:span><text:span text:style-name="Strong_20_Emphasis"> </text:span><text:span text:style-name="Strong_20_Emphasis">&gt; Number &gt; Graphics</text:span> or <text:span text:style-name="Strong_20_Emphasis">Linked Graphics</text:span></text:p></draw:text-box></draw:frame></text:p>
      <text:p text:style-name="Text_20_Body_20_List_20_Intro">After you choose <text:span text:style-name="Emphasis">Graphics</text:span> or <text:span text:style-name="Emphasis">Linked graphics,</text:span> the dialog lists a set of fields for editing the bullet:</text:p>
      <text:list xml:id="list150148854892759" text:continue-list="list150148267876606" text:style-name="List_20_1">
        <text:list-item>
          <text:p text:style-name="P108">The <text:span text:style-name="Emphasis">Select</text:span> button opens a file manager to select the picture. </text:p>
        </text:list-item>
        <text:list-item>
          <text:p text:style-name="P107">The <text:span text:style-name="Emphasis">Width</text:span> and <text:span text:style-name="Emphasis">Height</text:span> fields set the size at which the picture displays. They do not affect the original picture file.</text:p>
          <text:p text:style-name="P118">Remember that too large a height requires changing the paragraph <text:span text:style-name="Emphasis">Line spacing </text:span>setting to <text:span text:style-name="Emphasis">At Least </text:span>so that the letters are not cut off at the top.</text:p>
        </text:list-item>
        <text:list-item>
          <text:p text:style-name="P107"><text:span text:style-name="Emphasis">Keep ratio</text:span>, when selected, ensures that changing either the <text:span text:style-name="Emphasis">Width</text:span> or <text:span text:style-name="Emphasis">Height</text:span> field changes the other proportionally.</text:p>
        </text:list-item>
        <text:list-item>
          <text:p text:style-name="P107"><text:span text:style-name="Emphasis">Alignment</text:span> can usually be ignored, but can help when the height of the graphic is greater than the height of the text, as in the graphics for <text:s/>Tips, Notes, and Cautions in this book.</text:p>
        </text:list-item>
      </text:list>
      <text:h text:style-name="P96" text:outline-level="3"><text:bookmark-start text:name="__RefHeading___Toc2895_2785891639"/>Example: Styling the Tips, Notes, and Cautions in this book<text:bookmark-end text:name="__RefHeading___Toc2895_2785891639"/></text:h>
      <text:p text:style-name="P33">List styles can be used for more than lists. For example, the Tips, Notes, and Cautions in this book use list styles to position the graphics and text. Here is how the Tips are created and used. The others are done in the same way, but with a different logo and text.</text:p>
      <text:p text:style-name="P34"><text:span text:style-name="Strong_20_Emphasis">Step 1</text:span>. Create a paragraph style for the body of a tip, note, or caution.</text:p>
      <text:p text:style-name="P34">The body of a tip, note, or caution in this book is indented under the heading and has a line under it to set it off from the main text.</text:p>
      <text:list xml:id="list150149253876111" text:continue-list="list150147678004868" text:style-name="Numbering_20_1">
        <text:list-item text:start-value="1">
          <text:p text:style-name="P110">In the Sidebar, go to <text:span text:style-name="Strong_20_Emphasis">Styles &gt; Paragraph Styles</text:span>. Right-click and choose <text:span text:style-name="Strong_20_Emphasis">New</text:span>. Name the new style Text Note.</text:p>
        </text:list-item>
        <text:list-item>
          <text:p text:style-name="P110">On the <text:span text:style-name="Emphasis">Indents &amp; Spacing</text:span> tab (Figure <text:sequence-ref text:reference-format="value" text:ref-name="refFigure17">18</text:sequence-ref>), specify the indentation and spacing for the body of the Tip.</text:p>
        </text:list-item>
      </text:list>
      <text:p text:style-name="P56"><text:soft-page-break/><draw:frame draw:style-name="fr1" draw:name="Frame26" text:anchor-type="as-char" svg:width="14.709cm" draw:z-index="8"><draw:text-box fo:min-height="8.622cm"><text:p text:style-name="P76"><draw:frame draw:style-name="fr11" draw:name="Image7" text:anchor-type="paragraph" svg:x="0.032cm" svg:y="0.085cm" svg:width="14.646cm" svg:height="8.022cm" draw:z-index="11"><draw:image xlink:href="Pictures/10000201000002FF000001D8226242020347456E.png" xlink:type="simple" xlink:show="embed" xlink:actuate="onLoad" loext:mime-type="image/png"/></draw:frame>Figure <text:sequence text:ref-name="refFigure17" text:name="Figure" text:formula="ooow:Figure+1" style:num-format="1">18</text:sequence>: Choosing indentation and spacing for the body of the Tip</text:p></draw:text-box></draw:frame></text:p>
      <text:list xml:id="list150149115861358" text:continue-numbering="true" text:style-name="Numbering_20_1">
        <text:list-item>
          <text:p text:style-name="P110">On the <text:span text:style-name="Emphasis">Borders</text:span> tab (Figure <text:sequence-ref text:reference-format="value" text:ref-name="refFigure18">19</text:sequence-ref>), select a bottom border, increase the thickness, and specify the spacing between the text and the border. Choose <text:span text:style-name="Strong_20_Emphasis">Merge with next paragraph</text:span> to cause the border to appear under only the final paragraph if the Tip includes more than one paragraph.</text:p>
        </text:list-item>
        <text:list-item>
          <text:p text:style-name="P110">Style the paragraph (font and so on) in the usual way.</text:p>
        </text:list-item>
        <text:list-item>
          <text:p text:style-name="P116">Click <text:span text:style-name="Strong_20_Emphasis">OK</text:span> to save the paragraph style.</text:p>
        </text:list-item>
      </text:list>
      <text:p text:style-name="P56"><draw:frame draw:style-name="fr1" draw:name="Frame27" text:anchor-type="as-char" svg:width="14.496cm" draw:z-index="15"><draw:text-box fo:min-height="8.932cm"><text:p text:style-name="P72"><draw:frame draw:style-name="fr10" draw:name="Image8" text:anchor-type="paragraph" svg:width="14.496cm" svg:height="8.426cm" draw:z-index="17"><draw:image xlink:href="Pictures/10000201000002FA000001A8FE6EC44721D16D32.png" xlink:type="simple" xlink:show="embed" xlink:actuate="onLoad" loext:mime-type="image/png"/></draw:frame>Figure <text:sequence text:ref-name="refFigure18" text:name="Figure" text:formula="ooow:Figure+1" style:num-format="1">19</text:sequence>: Defining the bottom border of the Tip body text</text:p></draw:text-box></draw:frame></text:p>
      <text:p text:style-name="P51"><text:span text:style-name="Strong_20_Emphasis">Step 2</text:span>. Create a list style.</text:p>
      <text:list xml:id="list150148509969650" text:continue-list="list150149115861358" text:style-name="Numbering_20_1">
        <text:list-item text:start-value="1">
          <text:p text:style-name="P113">In the Sidebar, go to <text:span text:style-name="Strong_20_Emphasis">Styles &gt; List Styles</text:span>. Right-click and choose <text:span text:style-name="Strong_20_Emphasis">New</text:span>. Name the new style Heading Tip.</text:p>
        </text:list-item>
        <text:list-item>
          <text:p text:style-name="P110">On the <text:span text:style-name="Emphasis">Image</text:span> tab (Figure <text:sequence-ref text:reference-format="value" text:ref-name="refFigure19">20</text:sequence-ref>), select an appropriate image. (Or, skip this step and select an image on the <text:span text:style-name="Emphasis">Customize</text:span> tab.)</text:p>
        </text:list-item>
      </text:list>
      <text:p text:style-name="P56"><text:soft-page-break/><draw:frame draw:style-name="fr1" draw:name="Frame23" text:anchor-type="as-char" svg:width="12.111cm" draw:z-index="19"><draw:text-box fo:min-height="8.781cm"><text:p text:style-name="P73"><draw:frame draw:style-name="fr9" draw:name="Image4" text:anchor-type="paragraph" svg:width="12cm" svg:height="8.239cm" draw:z-index="20"><draw:image xlink:href="Pictures/1000020100000281000001C62F037185C9D92949.png" xlink:type="simple" xlink:show="embed" xlink:actuate="onLoad" loext:mime-type="image/png"/></draw:frame>Figure <text:sequence text:ref-name="refFigure19" text:name="Figure" text:formula="ooow:Figure+1" style:num-format="1">20</text:sequence>: Selecting a bullet image</text:p></draw:text-box></draw:frame></text:p>
      <text:list xml:id="list150149644304981" text:continue-numbering="true" text:style-name="Numbering_20_1">
        <text:list-item>
          <text:p text:style-name="P110">On the <text:span text:style-name="Emphasis">Customize</text:span> tab (Figure <text:sequence-ref text:reference-format="value" text:ref-name="refFigure20">21</text:sequence-ref>), choose <text:span text:style-name="Strong_20_Emphasis">Graphics</text:span> in the <text:span text:style-name="Emphasis">Number</text:span> field. Optionally, click <text:span text:style-name="Strong_20_Emphasis">Select</text:span> in the <text:span text:style-name="Emphasis">Graphics</text:span> field and choose an image from a file or from the Gallery.</text:p>
          <text:p text:style-name="P117">If the bullet image selected is too large or too small for your design, specify a width and height. You can use these fields to resize the original image.</text:p>
          <text:p text:style-name="P117">In the <text:span text:style-name="Emphasis">Alignment</text:span> field, select where you want the image to line up with the text.</text:p>
        </text:list-item>
      </text:list>
      <text:p text:style-name="P56"><draw:frame draw:style-name="fr1" draw:name="Frame22" text:anchor-type="as-char" svg:width="13.157cm" draw:z-index="46"><draw:text-box fo:min-height="8.132cm"><text:p text:style-name="P74"><draw:frame draw:style-name="fr8" draw:name="Image3" text:anchor-type="paragraph" svg:width="13.122cm" svg:height="7.489cm" draw:z-index="47"><draw:image xlink:href="Pictures/100002010000027F000001FBA25513329D9C5C6E.png" xlink:type="simple" xlink:show="embed" xlink:actuate="onLoad" loext:mime-type="image/png"/></draw:frame>Figure <text:sequence text:ref-name="refFigure20" text:name="Figure" text:formula="ooow:Figure+1" style:num-format="1">21</text:sequence>: Customizing the size and alignment of the bullet image</text:p></draw:text-box></draw:frame></text:p>
      <text:list xml:id="list150149234523372" text:continue-numbering="true" text:style-name="Numbering_20_1">
        <text:list-item>
          <text:p text:style-name="P110">On the <text:span text:style-name="Emphasis">Position</text:span> tab (Figure <text:sequence-ref text:reference-format="value" text:ref-name="refFigure21">22</text:sequence-ref>), choose settings as described in “<text:bookmark-ref text:reference-format="text" text:ref-name="__RefHeading___Toc6304_678070554">Positioning bullets, numbers, and list items</text:bookmark-ref>” on page <text:bookmark-ref text:reference-format="page" text:ref-name="__RefHeading___Toc6304_678070554">12</text:bookmark-ref>.</text:p>
        </text:list-item>
        <text:list-item>
          <text:p text:style-name="P110">Click <text:span text:style-name="Strong_20_Emphasis">OK</text:span> to save the list style.</text:p>
        </text:list-item>
      </text:list>
      <text:p text:style-name="P56"><text:soft-page-break/><draw:frame draw:style-name="fr1" draw:name="Frame21" text:anchor-type="as-char" svg:width="13.069cm" draw:z-index="48"><draw:text-box fo:min-height="9.25cm"><text:p text:style-name="P74"><draw:frame draw:style-name="fr7" draw:name="Image2" text:anchor-type="paragraph" svg:x="0.092cm" svg:y="0cm" svg:width="12.977cm" svg:height="8.648cm" draw:z-index="49"><draw:image xlink:href="Pictures/1000020100000280000001FB42770AC3785AF0EE.png" xlink:type="simple" xlink:show="embed" xlink:actuate="onLoad" loext:mime-type="image/png"/></draw:frame>Figure <text:sequence text:ref-name="refFigure21" text:name="Figure" text:formula="ooow:Figure+1" style:num-format="1">22</text:sequence>: Choosing position and spacing settings for the bullet image</text:p></draw:text-box></draw:frame></text:p>
      <text:p text:style-name="P33"><text:span text:style-name="Strong_20_Emphasis">Step 3</text:span>. Create a paragraph style for the Heading Tip and connect it to the list style.</text:p>
      <text:list xml:id="list150148383010038" text:continue-list="list150149234523372" text:style-name="Numbering_20_1">
        <text:list-item text:start-value="1">
          <text:p text:style-name="P109">In the Sidebar, go to <text:span text:style-name="Strong_20_Emphasis">Styles &gt; Paragraph Styles</text:span>. Right-click and choose <text:span text:style-name="Strong_20_Emphasis">New</text:span>. Name the new style Heading Tip.</text:p>
        </text:list-item>
        <text:list-item>
          <text:p text:style-name="P109">On the <text:span text:style-name="Emphasis">Organizer</text:span> tab (Figure <text:sequence-ref text:reference-format="value" text:ref-name="refFigure22">23</text:sequence-ref>), specify the <text:span text:style-name="Emphasis">Next Style</text:span> to be the one you created for the body of the Tip; in this case, Text Note.</text:p>
        </text:list-item>
      </text:list>
      <text:p text:style-name="P56"><draw:frame draw:style-name="fr1" draw:name="Frame25" text:anchor-type="as-char" svg:width="14cm" draw:z-index="2"><draw:text-box fo:min-height="5.562cm"><text:p text:style-name="P75"><draw:frame draw:style-name="fr6" draw:name="Image6" text:anchor-type="paragraph" svg:width="14cm" style:rel-width="100%" svg:height="4.89cm" style:rel-height="scale" draw:z-index="29"><draw:image xlink:href="Pictures/10000201000002FE0000010FB28119F7BC2009DB.png" xlink:type="simple" xlink:show="embed" xlink:actuate="onLoad" loext:mime-type="image/png"/></draw:frame><draw:custom-shape text:anchor-type="paragraph" draw:z-index="3" draw:name="Shape1" draw:style-name="gr1" draw:text-style-name="P119" svg:width="3.477cm" svg:height="0.699cm" svg:x="0.552cm" svg:y="2.9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igure <text:sequence text:ref-name="refFigure22" text:name="Figure" text:formula="ooow:Figure+1" style:num-format="1">23</text:sequence>: Specifying the Next Style for a Heading Tip style</text:p></draw:text-box></draw:frame></text:p>
      <text:list xml:id="list150148882093460" text:continue-numbering="true" text:style-name="Numbering_20_1">
        <text:list-item>
          <text:p text:style-name="P114">Style the paragraph in the usual way, then go to the <text:span text:style-name="Emphasis">Outline &amp; Numbering</text:span> tab (Figure <text:sequence-ref text:reference-format="value" text:ref-name="refFigure23">24</text:sequence-ref>). In the <text:span text:style-name="Emphasis">Numbering style</text:span> field, select the list style you created. Click <text:span text:style-name="Strong_20_Emphasis">OK</text:span> to save the style.</text:p>
        </text:list-item>
      </text:list>
      <text:p text:style-name="P56"><text:soft-page-break/><draw:frame draw:style-name="fr1" draw:name="Frame24" text:anchor-type="as-char" svg:width="14.025cm" draw:z-index="30"><draw:text-box fo:min-height="6.248cm"><text:p text:style-name="Caption"><draw:frame draw:style-name="fr5" draw:name="Image5" text:anchor-type="paragraph" svg:x="0cm" svg:y="0cm" svg:width="14.019cm" svg:height="5.59cm" draw:z-index="31"><draw:image xlink:href="Pictures/10000201000002FC0000013D63BFE0F0BD2113FA.png" xlink:type="simple" xlink:show="embed" xlink:actuate="onLoad" loext:mime-type="image/png"/></draw:frame>Figure <text:sequence text:ref-name="refFigure23" text:name="Figure" text:formula="ooow:Figure+1" style:num-format="1">24</text:sequence>: Connecting the list style to the paragraph style</text:p></draw:text-box></draw:frame></text:p>
      <text:p text:style-name="P55"><text:span text:style-name="Strong_20_Emphasis">Step 4</text:span>. Apply the paragraph styles to the heading and text of the Tip, Note, or Caution.</text:p>
      <text:list xml:id="list150149051588003" text:continue-list="list150148882093460" text:style-name="Numbering_20_1">
        <text:list-item text:start-value="1">
          <text:p text:style-name="P110">Type the word <text:span text:style-name="Strong_20_Emphasis">Tip</text:span> in a new paragraph. (You must enter at least one character or a space, or else the graphic disappears when you press <text:span text:style-name="Keystroke">Enter</text:span>, leaving the indent but no bullet.)</text:p>
        </text:list-item>
        <text:list-item>
          <text:p text:style-name="P110">Apply the Heading Tip paragraph style.</text:p>
        </text:list-item>
        <text:list-item>
          <text:p text:style-name="P112">Press <text:span text:style-name="Keystroke">Enter</text:span>. The next paragraph should automatically have the Text Note paragraph style. Type the text for the body of the tip. (If you have already typed the text, then apply the style manually.) </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atting list styles</text:chapter> <text:span text:style-name="MT1">| </text:span><text:page-number text:select-page="current">21</text:page-number></text:p>
      </style:footer>
      <style:footer-left>
        <text:p text:style-name="MP1"><text:page-number text:select-page="current">20</text:page-number><text:s/><text:span text:style-name="MT2">| </text:span><text:span text:style-name="MT2"><text:title>Chapter 12  Lists: Tips and Trick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2  Lists: Tips and Trick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2  Lists: Tips and Trick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0:08.229264000</meta:creation-date>
    <meta:editing-duration>PT4H16M19S</meta:editing-duration>
    <meta:editing-cycles>44</meta:editing-cycles>
    <meta:generator>LibreOffice/6.4.1.2$Linux_X86_64 LibreOffice_project/4d224e95b98b138af42a64d84056446d09082932</meta:generator>
    <dc:title>Chapter 12  Lists: Tips and Tricks</dc:title>
    <meta:initial-creator>Jean Weber</meta:initial-creator>
    <dc:date>2020-08-06T15:01:47.268121369</dc:date>
    <dc:creator>MS </dc:creator>
    <meta:document-statistic meta:table-count="3" meta:image-count="25" meta:object-count="0" meta:page-count="22" meta:paragraph-count="336" meta:word-count="6035" meta:character-count="34573" meta:non-whitespace-character-count="28883"/>
  </office:meta>
</office:document-meta>
</file>